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80808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808080" svg:stroke-opacity="100%" draw:stroke-linejoin="round" draw:fill="solid" draw:fill-color="#cfe7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left" draw:textarea-vertical-align="top" draw:auto-grow-height="true" fo:min-height="0cm" fo:min-width="0cm" fo:padding-top="0.127cm" fo:padding-bottom="0.125cm" fo:padding-left="0.127cm" fo:padding-right="0.127cm" fo:wrap-option="no-wrap" draw:shadow-color="#808080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left" draw:textarea-vertical-align="top" draw:auto-grow-height="true" fo:min-height="0cm" fo:min-width="0cm" fo:padding-top="0.127cm" fo:padding-bottom="0.125cm" fo:padding-left="0.127cm" fo:padding-right="0.127cm" fo:wrap-option="no-wrap" draw:shadow-color="#808080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left" draw:textarea-vertical-align="top" draw:auto-grow-height="true" fo:min-height="0cm" fo:min-width="0cm" fo:padding-top="0.127cm" fo:padding-bottom="0.125cm" fo:padding-left="0.127cm" fo:padding-right="0.127cm" fo:wrap-option="no-wrap" draw:shadow-color="#808080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left" draw:textarea-vertical-align="top" draw:auto-grow-height="true" fo:min-height="0cm" fo:min-width="0cm" fo:padding-top="0.127cm" fo:padding-bottom="0.125cm" fo:padding-left="0.127cm" fo:padding-right="0.127cm" fo:wrap-option="no-wrap" draw:shadow-color="#808080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left" draw:textarea-vertical-align="top" draw:auto-grow-height="true" fo:min-height="0cm" fo:min-width="0cm" fo:padding-top="0.127cm" fo:padding-bottom="0.125cm" fo:padding-left="0.127cm" fo:padding-right="0.127cm" fo:wrap-option="no-wrap" draw:shadow-color="#808080"/>
    </style:style>
    <style:style style:name="gr8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left" draw:textarea-vertical-align="top" draw:auto-grow-height="false" fo:padding-top="0.157cm" fo:padding-bottom="0.125cm" fo:padding-left="0.127cm" fo:padding-right="0.127cm" fo:wrap-option="no-wrap" draw:shadow-color="#808080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solid" draw:fill-color="#ffffff" draw:textarea-horizontal-align="left" draw:textarea-vertical-align="top" draw:auto-grow-height="true" fo:min-height="0cm" fo:min-width="0cm" fo:padding-top="0.047cm" fo:padding-bottom="0.025cm" fo:padding-left="0.025cm" fo:padding-right="0.025cm" fo:wrap-option="no-wrap" draw:shadow-color="#808080"/>
    </style:style>
    <style:style style:name="gr13" style:family="graphic" style:parent-style-name="standard" style:list-style-name="L1">
      <style:graphic-properties draw:stroke="none" draw:fill="solid" draw:fill-color="#ffffff" draw:textarea-horizontal-align="left" draw:textarea-vertical-align="top" draw:auto-grow-height="true" fo:min-height="0cm" fo:min-width="0cm" fo:padding-top="0.047cm" fo:padding-bottom="0.025cm" fo:padding-left="0.025cm" fo:padding-right="0.025cm" fo:wrap-option="no-wrap" draw:shadow-color="#808080"/>
    </style:style>
    <style:style style:name="gr14" style:family="graphic" style:parent-style-name="standard">
      <style:graphic-properties draw:stroke="dash" draw:stroke-dash="Dash_20_2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16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17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20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21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22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23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24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25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26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27" style:family="graphic" style:parent-style-name="standard" style:list-style-name="L1">
      <style:graphic-properties draw:stroke="none" draw:fill="solid" draw:fill-color="#ffffff" draw:textarea-horizontal-align="left" draw:textarea-vertical-align="top" draw:auto-grow-height="true" fo:min-height="0cm" fo:min-width="0cm" fo:padding-top="0.047cm" fo:padding-bottom="0.025cm" fo:padding-left="0.025cm" fo:padding-right="0.025cm" fo:wrap-option="no-wrap" draw:shadow-color="#808080"/>
    </style:style>
    <style:style style:name="gr28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29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30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31" style:family="graphic" style:parent-style-name="standard" style:list-style-name="L1">
      <style:graphic-properties draw:stroke="none" draw:fill="solid" draw:fill-color="#ffffff" draw:textarea-horizontal-align="left" draw:textarea-vertical-align="top" draw:auto-grow-height="true" fo:min-height="0cm" fo:min-width="0cm" fo:padding-top="0.047cm" fo:padding-bottom="0.025cm" fo:padding-left="0.025cm" fo:padding-right="0.025cm" fo:wrap-option="no-wrap" draw:shadow-color="#808080"/>
    </style:style>
    <style:style style:name="gr32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33" style:family="graphic" style:parent-style-name="standard" style:list-style-name="L1">
      <style:graphic-properties draw:stroke="solid" svg:stroke-width="0.026cm" svg:stroke-color="#000000" svg:stroke-opacity="100%" draw:stroke-linejoin="round" draw:fill="solid" draw:fill-color="#ffffff" draw:textarea-horizontal-align="left" draw:textarea-vertical-align="top" draw:auto-grow-height="true" fo:min-height="0cm" fo:min-width="0cm" fo:padding-top="0.127cm" fo:padding-bottom="0.125cm" fo:padding-left="0.127cm" fo:padding-right="0.127cm" fo:wrap-option="no-wrap" draw:shadow-color="#808080"/>
    </style:style>
    <style:style style:name="gr34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35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36" style:family="graphic" style:parent-style-name="standard" style:list-style-name="L1">
      <style:graphic-properties draw:stroke="none" draw:fill="solid" draw:fill-color="#ffffff" draw:textarea-horizontal-align="left" draw:textarea-vertical-align="top" draw:auto-grow-height="true" fo:min-height="0cm" fo:min-width="0cm" fo:padding-top="0.047cm" fo:padding-bottom="0.025cm" fo:padding-left="0.025cm" fo:padding-right="0.025cm" fo:wrap-option="no-wrap" draw:shadow-color="#808080"/>
    </style:style>
    <style:style style:name="gr37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38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39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40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41" style:family="graphic" style:parent-style-name="standard" style:list-style-name="L1">
      <style:graphic-properties draw:stroke="solid" svg:stroke-width="0.026cm" svg:stroke-color="#808080" svg:stroke-opacity="100%" draw:stroke-linejoin="round" draw:fill="solid" draw:fill-color="#e6e6e6" draw:textarea-horizontal-align="left" draw:textarea-vertical-align="top" draw:auto-grow-height="true" fo:min-height="0cm" fo:min-width="0cm" fo:padding-top="0.125cm" fo:padding-bottom="0.125cm" fo:padding-left="0.127cm" fo:padding-right="0.127cm" fo:wrap-option="no-wrap" draw:shadow-color="#808080"/>
    </style:style>
    <style:style style:name="gr42" style:family="graphic" style:parent-style-name="standard" style:list-style-name="L1">
      <style:graphic-properties draw:stroke="solid" svg:stroke-width="0.026cm" svg:stroke-color="#808080" svg:stroke-opacity="100%" draw:stroke-linejoin="round" draw:fill="solid" draw:fill-color="#e6e6e6" draw:textarea-horizontal-align="left" draw:textarea-vertical-align="top" draw:auto-grow-height="true" fo:min-height="0cm" fo:min-width="0cm" fo:padding-top="0.125cm" fo:padding-bottom="0.125cm" fo:padding-left="0.127cm" fo:padding-right="0.127cm" fo:wrap-option="no-wrap" draw:shadow-color="#808080"/>
    </style:style>
    <style:style style:name="gr43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44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45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46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47" style:family="graphic" style:parent-style-name="standard" style:list-style-name="L1">
      <style:graphic-properties draw:stroke="none" draw:fill="solid" draw:fill-color="#ffffff" draw:textarea-horizontal-align="left" draw:textarea-vertical-align="top" draw:auto-grow-height="true" fo:min-height="0cm" fo:min-width="0cm" fo:padding-top="0.047cm" fo:padding-bottom="0.025cm" fo:padding-left="0.025cm" fo:padding-right="0.025cm" fo:wrap-option="no-wrap" draw:shadow-color="#808080"/>
    </style:style>
    <style:style style:name="gr48" style:family="graphic">
      <style:graphic-properties style:protect="size"/>
    </style:style>
    <style:style style:name="gr49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top" draw:auto-grow-height="true" fo:min-height="0cm" fo:min-width="0cm" fo:padding-top="0.127cm" fo:padding-bottom="0.125cm" fo:padding-left="0.127cm" fo:padding-right="0.127cm" fo:wrap-option="no-wrap" draw:shadow-color="#808080"/>
    </style:style>
    <style:style style:name="gr50" style:family="graphic" style:parent-style-name="FIDO-Entity-Box">
      <style:graphic-properties fo:min-height="0cm" fo:min-width="0cm"/>
    </style:style>
    <style:style style:name="gr51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top" draw:auto-grow-height="false" fo:padding-top="0.157cm" fo:padding-bottom="0.125cm" fo:padding-left="0.127cm" fo:padding-right="0.127cm" fo:wrap-option="no-wrap" draw:shadow-color="#808080"/>
    </style:style>
    <style:style style:name="gr52" style:family="graphic" style:parent-style-name="FIDO-Line-Caption">
      <style:graphic-properties fo:min-height="0cm" fo:min-width="0cm"/>
    </style:style>
    <style:style style:name="gr53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47cm" fo:padding-bottom="0.025cm" fo:padding-left="0.025cm" fo:padding-right="0.025cm" fo:wrap-option="no-wrap" draw:shadow-color="#808080"/>
    </style:style>
    <style:style style:name="gr54" style:family="graphic" style:parent-style-name="standard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55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msArrowEnd_20_5" draw:marker-end-width="0.21cm" draw:marker-end-center="false" svg:stroke-opacity="100%" draw:stroke-linejoin="round" draw:fill="none" draw:fill-color="#ffffff" draw:textarea-horizontal-align="justify" fo:padding-top="0.138cm" fo:padding-bottom="0.138cm" fo:padding-left="0.263cm" fo:padding-right="0.263cm" draw:shadow="hidden" draw:shadow-offset-x="0.2cm" draw:shadow-offset-y="0.2cm" draw:shadow-color="#808080"/>
    </style:style>
    <style:style style:name="gr56" style:family="graphic" style:parent-style-name="FIDO-Line-Caption">
      <style:graphic-properties draw:auto-grow-width="true" fo:min-height="0.709cm" fo:min-width="2.682cm"/>
    </style:style>
    <style:style style:name="gr57" style:family="graphic" style:parent-style-name="standard" style:list-style-name="L1">
      <style:graphic-properties draw:stroke="dash" draw:stroke-dash="Dash_20_2" svg:stroke-width="0.026cm" svg:stroke-color="#000000" draw:marker-start="" draw:marker-start-width="0.2cm" draw:marker-start-center="false" draw:marker-end="msArrowEnd_20_5" draw:marker-end-width="0.21cm" draw:marker-end-center="false" svg:stroke-opacity="100%" draw:stroke-linejoin="round" draw:fill="none" draw:fill-color="#ffffff" draw:textarea-horizontal-align="justify" fo:padding-top="0.138cm" fo:padding-bottom="0.138cm" fo:padding-left="0.263cm" fo:padding-right="0.263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draw:fill="solid" draw:fill-color="#ffffff" draw:textarea-horizontal-align="left" draw:textarea-vertical-align="top" draw:auto-grow-height="true" fo:min-height="0cm" fo:min-width="0cm" fo:padding-top="0.047cm" fo:padding-bottom="0.025cm" fo:padding-left="0.025cm" fo:padding-right="0.025cm" fo:wrap-option="no-wrap" draw:shadow-color="#808080"/>
    </style:style>
    <style:style style:name="gr59" style:family="graphic" style:parent-style-name="standard" style:list-style-name="L1">
      <style:graphic-properties draw:stroke="none" draw:fill="solid" draw:fill-color="#ffffff" draw:textarea-horizontal-align="left" draw:textarea-vertical-align="top" draw:auto-grow-height="true" fo:min-height="0cm" fo:min-width="0cm" fo:padding-top="0.047cm" fo:padding-bottom="0.025cm" fo:padding-left="0.025cm" fo:padding-right="0.025cm" fo:wrap-option="no-wrap" draw:shadow-color="#808080"/>
    </style:style>
    <style:style style:name="gr60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61" style:family="graphic" style:parent-style-name="standard" style:list-style-name="L1">
      <style:graphic-properties draw:stroke="solid" svg:stroke-width="0.026cm" svg:stroke-color="#808080" svg:stroke-opacity="100%" draw:stroke-linejoin="round" draw:fill="solid" draw:fill-color="#e6e6e6" draw:textarea-horizontal-align="left" draw:textarea-vertical-align="top" draw:auto-grow-height="true" fo:min-height="0cm" fo:min-width="0cm" fo:padding-top="0.125cm" fo:padding-bottom="0.125cm" fo:padding-left="0.127cm" fo:padding-right="0.127cm" fo:wrap-option="no-wrap" draw:shadow-color="#808080"/>
    </style:style>
    <style:style style:name="gr62" style:family="graphic" style:parent-style-name="standard" style:list-style-name="L1">
      <style:graphic-properties draw:stroke="none" draw:fill="solid" draw:fill-color="#ffffff" draw:textarea-horizontal-align="left" draw:textarea-vertical-align="top" draw:auto-grow-height="true" fo:min-height="0cm" fo:min-width="0cm" fo:padding-top="0.047cm" fo:padding-bottom="0.025cm" fo:padding-left="0.025cm" fo:padding-right="0.025cm" fo:wrap-option="no-wrap" draw:shadow-color="#808080"/>
    </style:style>
    <style:style style:name="gr63" style:family="graphic" style:parent-style-name="standard" style:list-style-name="L1">
      <style:graphic-properties draw:stroke="none" draw:fill="solid" draw:fill-color="#ffffff" draw:textarea-horizontal-align="left" draw:textarea-vertical-align="top" draw:auto-grow-height="true" fo:min-height="0cm" fo:min-width="0cm" fo:padding-top="0.047cm" fo:padding-bottom="0.025cm" fo:padding-left="0.025cm" fo:padding-right="0.025cm" fo:wrap-option="no-wrap" draw:shadow-color="#808080"/>
    </style:style>
    <style:style style:name="gr64" style:family="graphic" style:parent-style-name="standard" style:list-style-name="L1">
      <style:graphic-properties draw:stroke="solid" svg:stroke-width="0.026cm" svg:stroke-color="#000000" draw:marker-start="" draw:marker-start-width="0.2cm" draw:marker-start-center="false" draw:marker-end="msArrowEnd_20_5" draw:marker-end-width="0.21cm" draw:marker-end-center="false" svg:stroke-opacity="100%" draw:stroke-linejoin="round" draw:fill="none" draw:fill-color="#ffffff" draw:textarea-horizontal-align="justify" fo:padding-top="0.138cm" fo:padding-bottom="0.138cm" fo:padding-left="0.263cm" fo:padding-right="0.263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dash" draw:stroke-dash="Dash_20_2" svg:stroke-width="0.026cm" svg:stroke-color="#000000" draw:marker-start="" draw:marker-start-width="0.2cm" draw:marker-start-center="false" draw:marker-end="msArrowEnd_20_5" draw:marker-end-width="0.21cm" draw:marker-end-center="false" svg:stroke-opacity="100%" draw:stroke-linejoin="round" draw:fill="none" draw:fill-color="#ffffff" draw:textarea-horizontal-align="justify" fo:padding-top="0.138cm" fo:padding-bottom="0.138cm" fo:padding-left="0.263cm" fo:padding-right="0.263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draw:fill="solid" draw:fill-color="#ffffff" draw:textarea-horizontal-align="left" draw:textarea-vertical-align="top" draw:auto-grow-height="true" fo:min-height="0cm" fo:min-width="0cm" fo:padding-top="0.047cm" fo:padding-bottom="0.025cm" fo:padding-left="0.025cm" fo:padding-right="0.025cm" fo:wrap-option="no-wrap" draw:shadow-color="#808080"/>
    </style:style>
    <style:style style:name="gr67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68" style:family="graphic" style:parent-style-name="standard" style:list-style-name="L1">
      <style:graphic-properties draw:stroke="solid" svg:stroke-width="0.026cm" svg:stroke-color="#808080" svg:stroke-opacity="100%" draw:stroke-linejoin="round" draw:fill="solid" draw:fill-color="#e6e6e6" draw:textarea-horizontal-align="left" draw:textarea-vertical-align="top" draw:auto-grow-height="true" fo:min-height="0cm" fo:min-width="0cm" fo:padding-top="0.125cm" fo:padding-bottom="0.125cm" fo:padding-left="0.127cm" fo:padding-right="0.127cm" fo:wrap-option="no-wrap" draw:shadow-color="#808080"/>
    </style:style>
    <style:style style:name="gr69" style:family="graphic" style:parent-style-name="standard" style:list-style-name="L1">
      <style:graphic-properties draw:stroke="none" draw:fill="solid" draw:fill-color="#ffffff" draw:textarea-horizontal-align="left" draw:textarea-vertical-align="top" draw:auto-grow-height="true" fo:min-height="0cm" fo:min-width="0cm" fo:padding-top="0.047cm" fo:padding-bottom="0.025cm" fo:padding-left="0.025cm" fo:padding-right="0.025cm" fo:wrap-option="no-wrap" draw:shadow-color="#808080"/>
    </style:style>
    <style:style style:name="gr70" style:family="graphic" style:parent-style-name="standard" style:list-style-name="L1">
      <style:graphic-properties draw:stroke="none" draw:fill="solid" draw:fill-color="#ffffff" draw:textarea-horizontal-align="left" draw:textarea-vertical-align="top" draw:auto-grow-height="true" fo:min-height="0cm" fo:min-width="0cm" fo:padding-top="0.047cm" fo:padding-bottom="0.025cm" fo:padding-left="0.025cm" fo:padding-right="0.025cm" fo:wrap-option="no-wrap" draw:shadow-color="#808080"/>
    </style:style>
    <style:style style:name="gr71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72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73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gr74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047cm" fo:padding-bottom="0.025cm" fo:padding-left="0.025cm" fo:padding-right="0.025cm" fo:wrap-option="no-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2.573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line-break="strict"/>
    </style:style>
    <style:style style:name="P4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line-height="93%" fo:text-indent="0cm" style:line-break="strict" style:writing-mode="lr-tb"/>
      <style:text-properties fo:font-size="18pt"/>
    </style:style>
    <style:style style:name="P8" style:family="paragraph">
      <style:paragraph-properties fo:margin-left="0cm" fo:margin-right="0cm" fo:line-height="93%" fo:text-indent="0cm" style:line-break="strict" style:writing-mode="lr-tb"/>
      <style:text-properties fo:font-family="Arial" style:font-style-name="Kursiv" style:font-family-generic="swiss" style:font-pitch="variable" fo:font-size="18pt"/>
    </style:style>
    <style:style style:name="P9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family="Arial" style:font-style-name="Kursiv" style:font-family-generic="swiss" style:font-pitch="variable" fo:font-size="18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text-indent="0cm" style:line-break="strict" style:writing-mode="lr-tb" style:font-independent-line-spacing="true"/>
    </style:style>
    <style:style style:name="P13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9pt" style:font-size-asian="9pt" style:font-size-complex="9pt"/>
    </style:style>
    <style:style style:name="P14" style:family="paragraph">
      <style:paragraph-properties fo:margin-left="0cm" fo:margin-right="0cm" fo:margin-top="0cm" fo:margin-bottom="0cm" fo:line-height="93%" fo:text-align="center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false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font-size="9pt" style:letter-kerning="true" style:font-size-asian="9pt" style:font-size-complex="9pt"/>
    </style:style>
    <style:style style:name="P16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17" style:family="paragraph">
      <style:text-properties fo:font-size="18pt"/>
    </style:style>
    <style:style style:name="P18" style:family="paragraph">
      <style:paragraph-properties fo:margin-left="0cm" fo:margin-right="0cm" fo:line-height="93%" fo:text-indent="0cm" style:line-break="strict"/>
      <style:text-properties fo:font-family="Arial" style:font-style-name="Kursiv" style:font-family-generic="swiss" style:font-pitch="variable"/>
    </style:style>
    <style:style style:name="P19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family="Arial" style:font-style-name="Kursiv" style:font-family-generic="swiss" style:font-pitch="variable" fo:font-size="9pt" style:font-size-asian="9pt" style:font-size-complex="9pt"/>
    </style:style>
    <style:style style:name="P20" style:family="paragraph">
      <style:text-properties fo:font-family="Arial" style:font-style-name="Kursiv" style:font-family-generic="swiss" style:font-pitch="variable"/>
    </style:style>
    <style:style style:name="P21" style:family="paragraph">
      <style:text-properties fo:font-family="Arial" style:font-style-name="Kursiv" style:font-family-generic="swiss" style:font-pitch="variable" fo:font-size="9pt" style:letter-kerning="true" style:font-size-asian="9pt" style:font-size-complex="9pt"/>
    </style:style>
    <style:style style:name="P22" style:family="paragraph">
      <style:text-properties fo:font-family="Arial" style:font-style-name="Kursiv" style:font-family-generic="swiss" style:font-pitch="variable" fo:font-size="18pt"/>
    </style:style>
    <style:style style:name="T1" style:family="text">
      <style:text-properties fo:color="#000000" fo:font-size="13pt" fo:language="en" fo:country="US" style:font-size-asian="13pt" style:language-asian="en" style:country-asian="US" style:font-size-complex="13pt" style:language-complex="en" style:country-complex="US"/>
    </style:style>
    <style:style style:name="T2" style:family="text">
      <style:text-properties fo:color="#000000" fo:font-size="8pt" fo:language="en" fo:country="US" style:font-size-asian="8pt" style:language-asian="en" style:country-asian="US" style:font-size-complex="8pt" style:language-complex="en" style:country-complex="US"/>
    </style:style>
    <style:style style:name="T3" style:family="text">
      <style:text-properties fo:color="#000000" fo:font-family="Arial" style:font-family-generic="roman" style:font-pitch="variable" fo:font-size="13pt" fo:language="en" fo:country="US" style:font-size-asian="13pt" style:language-asian="en" style:country-asian="US" style:font-size-complex="13pt" style:language-complex="en" style:country-complex="US"/>
    </style:style>
    <style:style style:name="T4" style:family="text">
      <style:text-properties fo:color="#000000" fo:font-size="9pt" fo:language="en" fo:country="US" style:font-size-asian="9pt" style:language-asian="en" style:country-asian="US" style:font-size-complex="9pt" style:language-complex="en" style:country-complex="US"/>
    </style:style>
    <style:style style:name="T5" style:family="text">
      <style:text-properties fo:color="#000000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6" style:family="text">
      <style:text-properties fo:color="#000000" fo:font-family="Arial" style:font-style-name="Kursiv" style:font-family-generic="swiss" style:font-pitch="variable" fo:font-size="9pt" fo:language="en" fo:country="US" style:font-family-asian="Calibri" style:font-pitch-asian="variable" style:font-size-asian="9pt" style:language-asian="en" style:country-asian="US" style:font-family-complex="Calibri" style:font-pitch-complex="variable" style:font-size-complex="9pt" style:language-complex="en" style:country-complex="US"/>
    </style:style>
    <style:style style:name="T7" style:family="text">
      <style:text-properties fo:color="#000000" fo:font-size="9pt" fo:language="en" fo:country="US" fo:font-style="italic" fo:font-weight="bold" style:font-size-asian="9pt" style:language-asian="en" style:country-asian="US" style:font-style-asian="italic" style:font-weight-asian="bold" style:font-size-complex="9pt" style:language-complex="en" style:country-complex="US" style:font-style-complex="italic" style:font-weight-complex="bold"/>
    </style:style>
    <style:style style:name="T8" style:family="text">
      <style:text-properties fo:font-size="9pt" fo:language="en" fo:country="US" style:font-size-asian="9pt" style:language-asian="en" style:country-asian="US" style:font-size-complex="9pt" style:language-complex="en" style:country-complex="US"/>
    </style:style>
    <style:style style:name="T9" style:family="text">
      <style:text-properties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0" style:family="text">
      <style:text-properties fo:color="#000000" fo:font-family="Arial" style:font-style-name="Kursiv" style:font-family-generic="swiss" style:font-pitch="variable" fo:font-size="9pt" fo:language="en" fo:country="US" style:font-family-asian="Calibri" style:font-pitch-asian="variable" style:font-size-asian="9pt" style:language-asian="en" style:country-asian="US" style:font-family-complex="Calibri" style:font-pitch-complex="variable" style:font-size-complex="9pt" style:language-complex="en" style:country-complex="US"/>
    </style:style>
    <style:style style:name="T11" style:family="text">
      <style:text-properties fo:color="#000000" fo:font-family="Arial" style:font-style-name="Kursiv" style:font-family-generic="swiss" style:font-pitch="variable" fo:font-size="9pt" fo:language="en" fo:country="US" fo:font-weight="normal" style:font-family-asian="Calibri" style:font-pitch-asian="variable" style:font-size-asian="9pt" style:language-asian="en" style:country-asian="US" style:font-weight-asian="normal" style:font-family-complex="Calibri" style:font-pitch-complex="variable" style:font-size-complex="9pt" style:language-complex="en" style:country-complex="US" style:font-weight-complex="normal"/>
    </style:style>
    <style:style style:name="T12" style:family="text">
      <style:text-properties fo:color="#000000" fo:font-size="8pt" fo:language="en" fo:country="US" fo:font-weight="bold" style:font-size-asian="8pt" style:language-asian="en" style:country-asian="US" style:font-weight-asian="bold" style:font-size-complex="8pt" style:language-complex="en" style:country-complex="US" style:font-weight-complex="bold"/>
    </style:style>
    <style:style style:name="T13" style:family="text">
      <style:text-properties fo:color="#000000" fo:font-family="Calibri" style:font-pitch="variable" fo:font-size="9pt" fo:language="en" fo:country="US" style:font-family-asian="Calibri" style:font-pitch-asian="variable" style:font-size-asian="9pt" style:language-asian="en" style:country-asian="US" style:font-family-complex="Calibri" style:font-pitch-complex="variable" style:font-size-complex="9pt" style:language-complex="en" style:country-complex="US"/>
    </style:style>
    <style:style style:name="T14" style:family="text">
      <style:text-properties fo:color="#000000" fo:font-size="9pt" fo:language="en" fo:country="US" fo:font-style="italic" style:font-size-asian="9pt" style:language-asian="en" style:country-asian="US" style:font-style-asian="italic" style:font-size-complex="9pt" style:language-complex="en" style:country-complex="US" style:font-style-complex="italic"/>
    </style:style>
    <style:style style:name="T15" style:family="text">
      <style:text-properties fo:color="#000000" style:text-outline="false" style:text-line-through-style="none" fo:font-family="Calibri" fo:font-size="9pt" fo:font-style="normal" fo:text-shadow="none" style:text-underline-style="none" fo:font-weight="normal" style:letter-kerning="true" style:font-family-asian="Calibri" style:font-size-asian="9pt" style:font-style-asian="normal" style:font-weight-asian="normal" style:font-family-complex="Calib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fo:font-family="Calibri" style:font-pitch="variable" fo:font-size="9pt" fo:language="en" fo:country="US" fo:font-weight="bold" style:font-family-asian="Calibri" style:font-pitch-asian="variable" style:font-size-asian="9pt" style:language-asian="en" style:country-asian="US" style:font-weight-asian="bold" style:font-family-complex="Calibri" style:font-pitch-complex="variable" style:font-size-complex="9pt" style:language-complex="en" style:country-complex="US" style:font-weight-complex="bold"/>
    </style:style>
    <style:style style:name="T17" style:family="text">
      <style:text-properties fo:color="#000000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8" style:family="text">
      <style:text-properties fo:color="#000000" fo:font-family="Arial" style:font-style-name="Kursiv" style:font-family-generic="swiss" style:font-pitch="variable" fo:font-size="9pt" fo:language="en" fo:country="US" style:font-size-asian="9pt" style:language-asian="en" style:country-asian="US" style:font-size-complex="9pt" style:language-complex="en" style:country-complex="US"/>
    </style:style>
    <style:style style:name="T19" style:family="text">
      <style:text-properties fo:color="#000000" style:text-outline="false" style:text-line-through-style="none" fo:font-family="Arial" style:font-style-name="Kursiv" style:font-family-generic="swiss" style:font-pitch="variable" fo:font-size="9pt" fo:font-style="normal" fo:text-shadow="none" style:text-underline-style="none" fo:font-weight="normal" style:letter-kerning="true" style:font-family-asian="Calibri" style:font-size-asian="9pt" style:font-style-asian="normal" style:font-weight-asian="normal" style:font-family-complex="Calib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fo:font-family="Arial" style:font-style-name="Kursiv" style:font-family-generic="swiss" style:font-pitch="variable" fo:font-size="9pt" fo:language="en" fo:country="US" fo:font-weight="bold" style:font-family-asian="Calibri" style:font-pitch-asian="variable" style:font-size-asian="9pt" style:language-asian="en" style:country-asian="US" style:font-weight-asian="bold" style:font-family-complex="Calibri" style:font-pitch-complex="variable" style:font-size-complex="9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554cm" svg:y1="1.393cm" svg:x2="3.559cm" svg:y2="19.71cm">
          <text:p/>
        </draw:line>
        <draw:line draw:style-name="gr1" draw:text-style-name="P1" draw:layer="layout" svg:x1="11.174cm" svg:y1="0.763cm" svg:x2="11.174cm" svg:y2="19.608cm">
          <text:p/>
        </draw:line>
        <draw:line draw:style-name="gr1" draw:text-style-name="P1" draw:layer="layout" svg:x1="15.24cm" svg:y1="0.781cm" svg:x2="15.24cm" svg:y2="19.71cm">
          <text:p/>
        </draw:line>
        <draw:line draw:style-name="gr1" draw:text-style-name="P1" draw:layer="layout" svg:x1="21.898cm" svg:y1="1.217cm" svg:x2="21.844cm" svg:y2="20.574cm">
          <text:p/>
        </draw:line>
        <draw:line draw:style-name="gr1" draw:text-style-name="P1" draw:layer="layout" svg:x1="25.426cm" svg:y1="0.781cm" svg:x2="25.426cm" svg:y2="20.574cm">
          <text:p/>
        </draw:line>
        <draw:line draw:style-name="gr1" draw:text-style-name="P1" draw:layer="layout" svg:x1="0.661cm" svg:y1="0.763cm" svg:x2="0.666cm" svg:y2="17.22cm">
          <text:p/>
        </draw:line>
        <draw:line draw:style-name="gr1" draw:text-style-name="P1" draw:layer="layout" svg:x1="7.113cm" svg:y1="0.767cm" svg:x2="7.113cm" svg:y2="19.659cm">
          <text:p/>
        </draw:line>
        <draw:custom-shape draw:style-name="gr2" draw:text-style-name="P2" draw:layer="layout" svg:width="0.004cm" svg:height="0.004cm" svg:x="4.163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4.163cm" svg:y="0.9cm">
          <text:p/>
          <draw:enhanced-geometry svg:viewBox="0 0 1 1" draw:type="non-primitive" draw:enhanced-path="M 0 0 L 0 0 N"/>
        </draw:custom-shape>
        <draw:custom-shape draw:style-name="gr3" draw:text-style-name="P4" draw:layer="layout" svg:width="3.638cm" svg:height="1.392cm" svg:x="2.081cm" svg:y="0cm">
          <text:list text:style-name="L1">
            <text:list-header>
              <text:p text:style-name="P3"><text:span text:style-name="T1">Authenticator</text:span></text:p>
              <text:p text:style-name="P3"><text:span text:style-name="T2">(AAID, attestation key pair:</text:span><text:span text:style-name="T2"><text:line-break/></text:span><text:span text:style-name="T2">att.priv, Cert[att.pub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4cm" svg:height="0.004cm" svg:x="11.664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11.664cm" svg:y="0.9cm">
          <text:p/>
          <draw:enhanced-geometry svg:viewBox="0 0 1 1" draw:type="non-primitive" draw:enhanced-path="M 0 0 L 0 0 N"/>
        </draw:custom-shape>
        <draw:custom-shape draw:style-name="gr4" draw:text-style-name="P4" draw:layer="layout" svg:width="2.644cm" svg:height="0.764cm" svg:x="9.856cm" svg:y="0cm">
          <text:list text:style-name="L1">
            <text:list-header>
              <text:p text:style-name="P3"><text:span text:style-name="T1">FIDO Cli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4cm" svg:height="0.004cm" svg:x="16.466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16.466cm" svg:y="0.9cm">
          <text:p/>
          <draw:enhanced-geometry svg:viewBox="0 0 1 1" draw:type="non-primitive" draw:enhanced-path="M 0 0 L 0 0 N"/>
        </draw:custom-shape>
        <draw:custom-shape draw:style-name="gr5" draw:text-style-name="P4" draw:layer="layout" svg:width="2.542cm" svg:height="0.764cm" svg:x="13.992cm" svg:y="0cm">
          <text:list text:style-name="L1">
            <text:list-header>
              <text:p text:style-name="P3"><text:span text:style-name="T1">User Ag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5cm" svg:height="0.004cm" svg:x="23.164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5cm" svg:height="0.004cm" svg:x="23.164cm" svg:y="0.9cm">
          <text:p/>
          <draw:enhanced-geometry svg:viewBox="0 0 1 1" draw:type="non-primitive" draw:enhanced-path="M 0 0 L 0 0 N"/>
        </draw:custom-shape>
        <draw:custom-shape draw:style-name="gr6" draw:text-style-name="P4" draw:layer="layout" svg:width="3.109cm" svg:height="1.275cm" svg:x="20.3cm" svg:y="0cm">
          <text:list text:style-name="L1">
            <text:list-header>
              <text:p text:style-name="P3"><text:span text:style-name="T1">RP Web App</text:span><text:span text:style-name="T1"><text:line-break/></text:span><text:span text:style-name="T1">&amp; Web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5cm" svg:height="0.004cm" svg:x="28.663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5cm" svg:height="0.004cm" svg:x="28.663cm" svg:y="0.9cm">
          <text:p/>
          <draw:enhanced-geometry svg:viewBox="0 0 1 1" draw:type="non-primitive" draw:enhanced-path="M 0 0 L 0 0 N"/>
        </draw:custom-shape>
        <draw:custom-shape draw:style-name="gr7" draw:text-style-name="P4" draw:layer="layout" svg:width="2.817cm" svg:height="0.764cm" svg:x="24.007cm" svg:y="0cm">
          <text:list text:style-name="L1">
            <text:list-header>
              <text:p text:style-name="P3"><text:span text:style-name="T1">FIDO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004cm" svg:height="0.004cm" svg:x="0.666cm" svg:y="0.9cm">
          <text:p/>
          <draw:enhanced-geometry svg:viewBox="0 0 1 1" draw:type="non-primitive" draw:enhanced-path="M 0 0 L 0 0 N"/>
        </draw:custom-shape>
        <draw:custom-shape draw:style-name="gr9" draw:text-style-name="P2" draw:layer="layout" svg:width="0.004cm" svg:height="0.004cm" svg:x="0.666cm" svg:y="0.9cm">
          <text:p/>
          <draw:enhanced-geometry svg:viewBox="0 0 1 1" draw:type="non-primitive" draw:enhanced-path="M 0 0 L 0 0 N"/>
        </draw:custom-shape>
        <draw:custom-shape draw:style-name="gr10" draw:text-style-name="P6" draw:layer="layout" svg:width="1.221cm" svg:height="0.763cm" svg:x="0.053cm" svg:y="0cm">
          <text:list text:style-name="L1">
            <text:list-header>
              <text:p text:style-name="P5"><text:span text:style-name="T3">Us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0.666cm" svg:y1="2.28cm" svg:x2="15.244cm" svg:y2="2.284cm">
          <text:p/>
        </draw:line>
        <draw:custom-shape draw:style-name="gr12" draw:text-style-name="P4" draw:layer="layout" svg:width="6.673cm" svg:height="0.427cm" svg:x="0.812cm" svg:y="1.778cm">
          <text:list text:style-name="L1">
            <text:list-header>
              <text:p text:style-name="P3"><text:span text:style-name="T4">1. </text:span><text:span text:style-name="T5">User</text:span><text:span text:style-name="T4"> clicks on or enters URL: https//webap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5.24cm" svg:y1="2.536cm" svg:x2="21.846cm" svg:y2="2.54cm">
          <text:p/>
        </draw:line>
        <draw:custom-shape draw:style-name="gr13" draw:text-style-name="P4" draw:layer="layout" svg:width="4.307cm" svg:height="0.427cm" svg:x="16.347cm" svg:y="2.033cm">
          <text:list text:style-name="L1">
            <text:list-header>
              <text:p text:style-name="P3"><text:span text:style-name="T4">2a. HTTP GET https://webap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21.81cm" svg:y1="3.247cm" svg:x2="15.24cm" svg:y2="3.251cm">
          <text:p/>
        </draw:line>
        <draw:custom-shape draw:style-name="gr15" draw:text-style-name="P6" draw:layer="layout" svg:width="4.732cm" svg:height="0.406cm" svg:x="16.364cm" svg:y="2.744cm">
          <text:list text:style-name="L1">
            <text:list-header>
              <text:p text:style-name="P5"><text:span text:style-name="T4">2b. HTTP OK + legacy login for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15.244cm" svg:y1="3.56cm" svg:x2="0.644cm" svg:y2="3.564cm">
          <text:p/>
        </draw:line>
        <draw:custom-shape draw:style-name="gr16" draw:text-style-name="P6" draw:layer="layout" svg:width="4.137cm" svg:height="0.406cm" svg:x="3.964cm" svg:y="3.079cm">
          <text:list text:style-name="L1">
            <text:list-header>
              <text:p text:style-name="P5"><text:span text:style-name="T4">3a. Render legacy login for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0.666cm" svg:y1="4.121cm" svg:x2="15.244cm" svg:y2="4.125cm">
          <text:p/>
        </draw:line>
        <draw:line draw:style-name="gr11" draw:text-style-name="P1" draw:layer="layout" svg:x1="15.24cm" svg:y1="4.484cm" svg:x2="21.85cm" svg:y2="4.489cm">
          <text:p/>
        </draw:line>
        <draw:custom-shape draw:style-name="gr17" draw:text-style-name="P6" draw:layer="layout" svg:width="4.855cm" svg:height="0.406cm" svg:x="15.769cm" svg:y="4.039cm">
          <text:list text:style-name="L1">
            <text:list-header>
              <text:p text:style-name="P5"><text:span text:style-name="T4">4. HTTP POST legacy login for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0.494cm" svg:x="21.868cm" svg:y="4.484cm">
          <text:p/>
          <draw:enhanced-geometry svg:viewBox="0 0 636 662" draw:type="non-primitive" draw:enhanced-path="M 0 0 L 635 0 635 661 0 661 N"/>
        </draw:custom-shape>
        <draw:custom-shape draw:style-name="gr19" draw:text-style-name="P6" draw:layer="layout" svg:width="2.804cm" svg:height="0.763cm" svg:x="22.556cm" svg:y="3.774cm">
          <text:list text:style-name="L1">
            <text:list-header>
              <text:p text:style-name="P5"><text:span text:style-name="T4">5. Verify username </text:span><text:span text:style-name="T4"><text:line-break/></text:span><text:span text:style-name="T4">+ legacy passwor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21.85cm" svg:y1="6.128cm" svg:x2="25.404cm" svg:y2="6.132cm">
          <text:p/>
        </draw:line>
        <draw:custom-shape draw:style-name="gr20" draw:text-style-name="P6" draw:layer="layout" svg:width="3.731cm" svg:height="0.763cm" svg:x="22.022cm" svg:y="5.25cm">
          <text:list text:style-name="L1">
            <text:list-header>
              <text:p text:style-name="P5"><text:span text:style-name="T4">6. Signal initiation of UAF </text:span><text:span text:style-name="T4"><text:line-break/></text:span><text:span text:style-name="T4">Registration Ope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25.435cm" svg:y1="7.331cm" svg:x2="21.899cm" svg:y2="7.336cm">
          <text:p/>
        </draw:line>
        <draw:custom-shape draw:style-name="gr21" draw:text-style-name="P6" draw:layer="layout" svg:width="3.082cm" svg:height="0.763cm" svg:x="22.124cm" svg:y="6.471cm">
          <text:list text:style-name="L1">
            <text:list-header>
              <text:p text:style-name="P5"><text:span text:style-name="T4">8. UAF Reg. Request</text:span><text:span text:style-name="T4"><text:line-break/></text:span><text:span text:style-name="T4">( + authnr policy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21.858cm" svg:y1="7.521cm" svg:x2="15.257cm" svg:y2="7.525cm">
          <text:p/>
        </draw:line>
        <draw:custom-shape draw:style-name="gr22" draw:text-style-name="P6" draw:layer="layout" svg:width="5.49cm" svg:height="0.763cm" svg:x="15.478cm" svg:y="6.604cm">
          <text:list text:style-name="L1">
            <text:list-header>
              <text:p text:style-name="P5"><text:span text:style-name="T4">9. HTTP OK + UAF Reg. request + </text:span><text:span text:style-name="T4"><text:line-break/></text:span><text:span text:style-name="T4">webapp JS + webapp session binding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15.249cm" svg:y1="7.891cm" svg:x2="11.165cm" svg:y2="7.896cm">
          <text:p/>
        </draw:line>
        <draw:custom-shape draw:style-name="gr23" draw:text-style-name="P6" draw:layer="layout" svg:width="3.259cm" svg:height="0.763cm" svg:x="11.73cm" svg:y="7.027cm">
          <text:list text:style-name="L1">
            <text:list-header>
              <text:p text:style-name="P5"><text:span text:style-name="T4">10. UAF Reg. request </text:span><text:span text:style-name="T4"><text:line-break/></text:span><text:span text:style-name="T4">+ AppID + TLS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1.187cm" svg:x="11.201cm" svg:y="11.612cm">
          <text:p/>
          <draw:enhanced-geometry svg:viewBox="0 0 636 1187" draw:type="non-primitive" draw:enhanced-path="M 0 0 L 635 0 635 1186 0 1186 N"/>
        </draw:custom-shape>
        <draw:custom-shape draw:style-name="gr24" draw:text-style-name="P6" draw:layer="layout" svg:width="3.541cm" svg:height="0.967cm" svg:x="11.99cm" svg:y="11.729cm">
          <text:list text:style-name="L1">
            <text:list-header>
              <text:p text:style-name="P7"><text:span text:style-name="T4">14. </text:span><text:span text:style-name="T6">Select authenticator(s) </text:span><text:span text:style-name="T6"><text:line-break/></text:span><text:span text:style-name="T6">according to 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11.183cm" svg:y1="13.206cm" svg:x2="7.051cm" svg:y2="13.21cm">
          <text:p/>
        </draw:line>
        <draw:custom-shape draw:style-name="gr25" draw:text-style-name="P6" draw:layer="layout" svg:width="3.369cm" svg:height="0.405cm" svg:x="7.417cm" svg:y="12.699cm">
          <text:list text:style-name="L1">
            <text:list-header>
              <text:p text:style-name="P5"><text:span text:style-name="T4">15. Register req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3.563cm" svg:y1="15.897cm" svg:x2="0.653cm" svg:y2="15.901cm">
          <text:p/>
        </draw:line>
        <draw:custom-shape draw:style-name="gr26" draw:text-style-name="P6" draw:layer="layout" svg:width="2.518cm" svg:height="0.763cm" svg:x="0.913cm" svg:y="15.059cm">
          <text:list text:style-name="L1">
            <text:list-header>
              <text:p text:style-name="P5"><text:span text:style-name="T4">18a. Trigger Local </text:span><text:span text:style-name="T4"><text:line-break/></text:span><text:span text:style-name="T4">User Verif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0.666cm" svg:y1="16.801cm" svg:x2="3.559cm" svg:y2="16.805cm">
          <text:p/>
        </draw:line>
        <draw:line draw:style-name="gr11" draw:text-style-name="P1" draw:layer="layout" svg:x1="3.576cm" svg:y1="18.239cm" svg:x2="7.113cm" svg:y2="18.243cm">
          <text:p/>
        </draw:line>
        <draw:custom-shape draw:style-name="gr27" draw:text-style-name="P4" draw:layer="layout" svg:width="2.753cm" svg:height="0.781cm" svg:x="3.709cm" svg:y="18.389cm">
          <text:list text:style-name="L1">
            <text:list-header>
              <text:p text:style-name="P3"><text:span text:style-name="T4">20a. Register resp.</text:span></text:p>
              <text:p text:style-name="P3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1.152cm" svg:y1="18.847cm" svg:x2="15.24cm" svg:y2="18.852cm">
          <text:p/>
        </draw:line>
        <draw:custom-shape draw:style-name="gr28" draw:text-style-name="P6" draw:layer="layout" svg:width="3.532cm" svg:height="0.763cm" svg:x="11.351cm" svg:y="17.983cm">
          <text:list text:style-name="L1">
            <text:list-header>
              <text:p text:style-name="P5"><text:span text:style-name="T4">21. return UAF Reg. </text:span><text:span text:style-name="T4"><text:line-break/></text:span><text:span text:style-name="T4">response(contains KRD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5.24cm" svg:y1="19.05cm" svg:x2="21.85cm" svg:y2="19.054cm">
          <text:p/>
        </draw:line>
        <draw:custom-shape draw:style-name="gr29" draw:text-style-name="P6" draw:layer="layout" svg:width="4.313cm" svg:height="0.406cm" svg:x="15.553cm" svg:y="18.591cm">
          <text:list text:style-name="L1">
            <text:list-header>
              <text:p text:style-name="P5"><text:span text:style-name="T4">22. return UAF Reg. respon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21.85cm" svg:y1="19.2cm" svg:x2="25.426cm" svg:y2="19.204cm">
          <text:p/>
        </draw:line>
        <draw:custom-shape draw:style-name="gr30" draw:text-style-name="P6" draw:layer="layout" svg:width="2.853cm" svg:height="0.763cm" svg:x="21.987cm" svg:y="18.341cm">
          <text:list text:style-name="L1">
            <text:list-header>
              <text:p text:style-name="P5"><text:span text:style-name="T4">23. send UAF Reg. </text:span><text:span text:style-name="T4"><text:line-break/></text:span><text:span text:style-name="T4">respon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1.654cm" svg:x="28.663cm" svg:y="21.59cm">
          <text:p/>
          <draw:enhanced-geometry svg:viewBox="0 0 636 1652" draw:type="non-primitive" draw:enhanced-path="M 0 0 L 635 0 635 1651 0 1651 N"/>
        </draw:custom-shape>
        <draw:custom-shape draw:style-name="gr31" draw:text-style-name="P6" draw:layer="layout" svg:width="2.435cm" svg:height="2.197cm" svg:x="25.563cm" svg:y="16.854cm">
          <text:list text:style-name="L1">
            <text:list-header>
              <text:p text:style-name="P5"><text:span text:style-name="T4">24. Verify KRD</text:span><text:span text:style-name="T4"><text:line-break/></text:span><text:span text:style-name="T4">signature, verify</text:span><text:span text:style-name="T4"><text:line-break/></text:span><text:span text:style-name="T4">attestation,</text:span><text:span text:style-name="T4"><text:line-break/></text:span><text:span text:style-name="T4">and store new </text:span><text:span text:style-name="T4"><text:line-break/></text:span><text:span text:style-name="T5">Uauth.pub</text:span><text:span text:style-name="T4"> key </text:span><text:span text:style-name="T4"><text:line-break/></text:span><text:span text:style-name="T4">on behalf of us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25.421cm" svg:y1="19.56cm" svg:x2="21.84cm" svg:y2="19.564cm">
          <text:p/>
        </draw:line>
        <draw:custom-shape draw:style-name="gr32" draw:text-style-name="P6" draw:layer="layout" svg:width="3.907cm" svg:height="0.405cm" svg:x="22cm" svg:y="19.716cm">
          <text:list text:style-name="L1">
            <text:list-header>
              <text:p text:style-name="P5"><text:span text:style-name="T4">25. return verification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4cm" svg:height="0.004cm" svg:x="8.564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8.564cm" svg:y="0.9cm">
          <text:p/>
          <draw:enhanced-geometry svg:viewBox="0 0 1 1" draw:type="non-primitive" draw:enhanced-path="M 0 0 L 0 0 N"/>
        </draw:custom-shape>
        <draw:custom-shape draw:style-name="gr33" draw:text-style-name="P4" draw:layer="layout" svg:width="1.242cm" svg:height="0.764cm" svg:x="6.451cm" svg:y="0cm">
          <text:list text:style-name="L1">
            <text:list-header>
              <text:p text:style-name="P3"><text:span text:style-name="T1">AS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1.142cm" svg:x="7.135cm" svg:y="13.564cm">
          <text:p/>
          <draw:enhanced-geometry svg:viewBox="0 0 636 1144" draw:type="non-primitive" draw:enhanced-path="M 0 0 L 635 0 635 1143 0 1143 N"/>
        </draw:custom-shape>
        <draw:custom-shape draw:style-name="gr34" draw:text-style-name="P6" draw:layer="layout" svg:width="3.136cm" svg:height="0.763cm" svg:x="7.924cm" svg:y="13.613cm">
          <text:list text:style-name="L1">
            <text:list-header>
              <text:p text:style-name="P5"><text:span text:style-name="T4">16. Generate KHAccessToken</text:span><text:span text:style-name="T4"><text:line-break/></text:span><text:span text:style-name="T4">for this App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7.121cm" svg:y1="14.936cm" svg:x2="3.566cm" svg:y2="14.94cm">
          <text:p/>
        </draw:line>
        <draw:custom-shape draw:style-name="gr35" draw:text-style-name="P6" draw:layer="layout" svg:width="2.845cm" svg:height="0.488cm" svg:x="3.911cm" svg:y="14.442cm">
          <text:list text:style-name="L1">
            <text:list-header>
              <text:p text:style-name="P7"><text:span text:style-name="T4">17. Register cm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0.599cm" svg:x="3.563cm" svg:y="16.775cm">
          <text:p/>
          <draw:enhanced-geometry svg:viewBox="0 0 636 600" draw:type="non-primitive" draw:enhanced-path="M 0 0 L 635 0 635 599 0 599 N"/>
        </draw:custom-shape>
        <draw:custom-shape draw:style-name="gr36" draw:text-style-name="P4" draw:layer="layout" svg:width="5.915cm" svg:height="1.843cm" svg:x="4.456cm" svg:y="15.951cm">
          <text:list text:style-name="L1">
            <text:list-header>
              <text:p text:style-name="P3"><text:span text:style-name="T4">19. </text:span><text:span text:style-name="T7">User Verified.</text:span><text:span text:style-name="T7"><text:line-break/></text:span><text:span text:style-name="T4">Generate both a Uauth Key Pair</text:span><text:span text:style-name="T4"><text:line-break/></text:span><text:span text:style-name="T4">(specific to AppID and Username), and a </text:span><text:span text:style-name="T4"><text:line-break/></text:span><text:span text:style-name="T4">KRD object: [Cert[Att.pub], </text:span><text:span text:style-name="T5">Uauth.pub</text:span><text:span text:style-name="T4">, </text:span><text:span text:style-name="T4"><text:line-break/></text:span><text:span text:style-name="T4">AAID, etc.] signed by Att.priv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7.161cm" svg:y1="18.591cm" svg:x2="11.174cm" svg:y2="18.596cm">
          <text:p/>
        </draw:line>
        <draw:custom-shape draw:style-name="gr37" draw:text-style-name="P6" draw:layer="layout" svg:width="3.246cm" svg:height="0.406cm" svg:x="7.676cm" svg:y="18.137cm">
          <text:list text:style-name="L1">
            <text:list-header>
              <text:p text:style-name="P7"><text:span text:style-name="T4">20b. Register resp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1.174cm" svg:y1="8.657cm" svg:x2="21.846cm" svg:y2="8.662cm">
          <text:p/>
        </draw:line>
        <draw:custom-shape draw:style-name="gr38" draw:text-style-name="P6" draw:layer="layout" svg:width="7.342cm" svg:height="0.406cm" svg:x="11.805cm" svg:y="8.181cm">
          <text:list text:style-name="L1">
            <text:list-header>
              <text:p text:style-name="P5"><text:span text:style-name="T4">11a. Fetch list of FacetIDs identified by AppID (UR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4cm" svg:height="0.004cm" svg:x="20.466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20.466cm" svg:y="0.9cm">
          <text:p/>
          <draw:enhanced-geometry svg:viewBox="0 0 1 1" draw:type="non-primitive" draw:enhanced-path="M 0 0 L 0 0 N"/>
        </draw:custom-shape>
        <draw:line draw:style-name="gr14" draw:text-style-name="P1" draw:layer="layout" svg:x1="21.858cm" svg:y1="9.521cm" svg:x2="11.169cm" svg:y2="9.526cm">
          <text:p/>
        </draw:line>
        <draw:custom-shape draw:style-name="gr39" draw:text-style-name="P6" draw:layer="layout" svg:width="3.263cm" svg:height="0.406cm" svg:x="11.827cm" svg:y="9.01cm">
          <text:list text:style-name="L1">
            <text:list-header>
              <text:p text:style-name="P5"><text:span text:style-name="T4">11b. return FacetID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0.357cm" svg:x="25.426cm" svg:y="19.2cm">
          <text:p/>
          <draw:enhanced-geometry svg:viewBox="0 0 636 357" draw:type="non-primitive" draw:enhanced-path="M 0 0 L 635 0 635 356 0 356 N"/>
        </draw:custom-shape>
        <draw:custom-shape draw:style-name="gr40" draw:text-style-name="P6" draw:layer="layout" svg:width="1.901cm" svg:height="1.12cm" svg:x="25.938cm" svg:y="6.621cm">
          <text:list text:style-name="L1">
            <text:list-header>
              <text:p text:style-name="P5"><text:span text:style-name="T4">7. Generate</text:span><text:span text:style-name="T4"><text:line-break/></text:span><text:span text:style-name="T4">authenticator</text:span><text:span text:style-name="T4"><text:line-break/></text:span><text:span text:style-name="T4">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0.357cm" svg:x="25.528cm" svg:y="6.185cm">
          <text:p/>
          <draw:enhanced-geometry svg:viewBox="0 0 636 357" draw:type="non-primitive" draw:enhanced-path="M 0 0 L 635 0 635 356 0 356 N"/>
        </draw:custom-shape>
        <draw:custom-shape draw:style-name="gr18" draw:text-style-name="P2" draw:layer="layout" svg:width="0.534cm" svg:height="0.891cm" svg:x="0.229cm" svg:y="15.91cm">
          <text:p/>
          <draw:enhanced-geometry svg:viewBox="0 0 636 1144" draw:mirror-horizontal="true" draw:type="non-primitive" draw:enhanced-path="M 0 0 L 635 0 635 1143 0 1143 N"/>
        </draw:custom-shape>
        <draw:custom-shape draw:style-name="gr18" draw:text-style-name="P2" draw:layer="layout" svg:width="0.463cm" svg:height="0.561cm" svg:x="0.195cm" svg:y="3.56cm">
          <text:p/>
          <draw:enhanced-geometry svg:viewBox="0 0 636 1144" draw:mirror-horizontal="true" draw:type="non-primitive" draw:enhanced-path="M 0 0 L 635 0 635 1143 0 1143 N"/>
        </draw:custom-shape>
        <draw:custom-shape draw:style-name="gr41" draw:text-style-name="P4" draw:layer="layout" svg:width="2.972cm" svg:height="2.021cm" svg:x="0.357cm" svg:y="17.524cm">
          <text:list text:style-name="L1">
            <text:list-header>
              <text:p text:style-name="P3"><text:span text:style-name="T8">18b. </text:span><text:span text:style-name="T9">User</text:span><text:span text:style-name="T8"> interacts</text:span><text:span text:style-name="T8"><text:line-break/></text:span><text:span text:style-name="T8">with Authenticator:</text:span><text:span text:style-name="T8"><text:line-break/></text:span><text:span text:style-name="T8">swipes finger, or</text:span><text:span text:style-name="T8"><text:line-break/></text:span><text:span text:style-name="T8">speaks, or</text:span></text:p>
              <text:p text:style-name="P3"><text:span text:style-name="T8">enters PIN, etc.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9561.25126135217 -7157.270029673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" draw:layer="layout" svg:width="3.052cm" svg:height="1.667cm" svg:x="0.256cm" svg:y="4.94cm">
          <text:list text:style-name="L1">
            <text:list-header>
              <text:p text:style-name="P3"><text:span text:style-name="T8">3b. </text:span><text:span text:style-name="T9">User</text:span><text:span text:style-name="T8"> enters </text:span><text:span text:style-name="T8"><text:line-break/></text:span><text:span text:style-name="T4">username + legacy </text:span><text:span text:style-name="T4"><text:line-break/></text:span><text:span text:style-name="T4">password and </text:span><text:span text:style-name="T4"><text:line-break/></text:span><text:span text:style-name="T4">clicks [Submit]</text:span><text:span text:style-name="T8"> 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9678.6112020963 -9932.374100719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text-style-name="P1" draw:layer="layout" svg:x1="11.19cm" svg:y1="10.008cm" svg:x2="7.058cm" svg:y2="10.012cm">
          <text:p/>
        </draw:line>
        <draw:custom-shape draw:style-name="gr43" draw:text-style-name="P6" draw:layer="layout" svg:width="3.369cm" svg:height="0.405cm" svg:x="7.418cm" svg:y="9.499cm">
          <text:list text:style-name="L1">
            <text:list-header>
              <text:p text:style-name="P7"><text:span text:style-name="T4">12a. GetInfo req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7.128cm" svg:y1="10.288cm" svg:x2="3.573cm" svg:y2="10.292cm">
          <text:p/>
        </draw:line>
        <draw:custom-shape draw:style-name="gr44" draw:text-style-name="P6" draw:layer="layout" svg:width="2.847cm" svg:height="0.479cm" draw:transform="skewX (0.023561944901919) rotate (0.0239110107523178) translate (4.012cm 9.747cm)">
          <text:list text:style-name="L1">
            <text:list-header>
              <text:p text:style-name="P7"><text:span text:style-name="T4">12a. GetInfo cm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3.57cm" svg:y1="11.041cm" svg:x2="7.107cm" svg:y2="11.045cm">
          <text:p/>
        </draw:line>
        <draw:custom-shape draw:style-name="gr45" draw:text-style-name="P6" draw:layer="layout" svg:width="2.847cm" svg:height="0.479cm" draw:transform="skewX (0.023561944901919) rotate (0.0239110107523178) translate (4.012cm 10.547cm)">
          <text:list text:style-name="L1">
            <text:list-header>
              <text:p text:style-name="P7"><text:span text:style-name="T4">13a. GetInfo resp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7.155cm" svg:y1="11.294cm" svg:x2="11.168cm" svg:y2="11.299cm">
          <text:p/>
        </draw:line>
        <draw:custom-shape draw:style-name="gr46" draw:text-style-name="P6" draw:layer="layout" svg:width="3.369cm" svg:height="0.405cm" svg:x="7.418cm" svg:y="10.799cm">
          <text:list text:style-name="L1">
            <text:list-header>
              <text:p text:style-name="P7"><text:span text:style-name="T4">13b. GetInfo resp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21.899cm" svg:y1="20.313cm" svg:x2="15.298cm" svg:y2="20.317cm">
          <text:p/>
        </draw:line>
        <draw:custom-shape draw:style-name="gr47" draw:text-style-name="P9" draw:layer="layout" svg:width="6.207cm" svg:height="0.427cm" svg:x="15.572cm" svg:y="19.834cm">
          <text:list text:style-name="L1">
            <text:list-header>
              <text:p text:style-name="P8"><text:span text:style-name="T10">26. send content for</text:span><text:span text:style-name="T11"> completed <text:s/>registr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8" draw:layer="layout" svg:width="13.97cm" svg:height="10.478cm" svg:x="3.81cm" svg:y="2.121cm" draw:page-number="1" presentation:class="page"/>
          <draw:frame presentation:style-name="pr1" draw:text-style-name="P10" draw:layer="layout" svg:width="17.273cm" svg:height="12.573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1" draw:text-style-name="P1" draw:layer="layout" svg:x1="3.556cm" svg:y1="1.706cm" svg:x2="3.556cm" svg:y2="19.202cm">
          <text:p/>
        </draw:line>
        <draw:line draw:style-name="gr1" draw:text-style-name="P1" draw:layer="layout" svg:x1="11.174cm" svg:y1="-0.611cm" svg:x2="11.174cm" svg:y2="19.304cm">
          <text:p/>
        </draw:line>
        <draw:line draw:style-name="gr1" draw:text-style-name="P1" draw:layer="layout" svg:x1="15.24cm" svg:y1="0.781cm" svg:x2="15.244cm" svg:y2="20.726cm">
          <text:p/>
        </draw:line>
        <draw:line draw:style-name="gr1" draw:text-style-name="P1" draw:layer="layout" svg:x1="21.898cm" svg:y1="1.217cm" svg:x2="21.849cm" svg:y2="20.726cm">
          <text:p/>
        </draw:line>
        <draw:line draw:style-name="gr1" draw:text-style-name="P1" draw:layer="layout" svg:x1="25.426cm" svg:y1="0.781cm" svg:x2="25.431cm" svg:y2="20.774cm">
          <text:p/>
        </draw:line>
        <draw:line draw:style-name="gr1" draw:text-style-name="P1" draw:layer="layout" svg:x1="0.666cm" svg:y1="0.763cm" svg:x2="0.666cm" svg:y2="19.253cm">
          <text:p/>
        </draw:line>
        <draw:line draw:style-name="gr1" draw:text-style-name="P1" draw:layer="layout" svg:x1="7.113cm" svg:y1="0.767cm" svg:x2="7.113cm" svg:y2="19.253cm">
          <text:p/>
        </draw:line>
        <draw:custom-shape draw:style-name="gr2" draw:text-style-name="P2" draw:layer="layout" svg:width="0.004cm" svg:height="0.004cm" svg:x="4.163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4.163cm" svg:y="0.9cm">
          <text:p/>
          <draw:enhanced-geometry svg:viewBox="0 0 1 1" draw:type="non-primitive" draw:enhanced-path="M 0 0 L 0 0 N"/>
        </draw:custom-shape>
        <draw:custom-shape draw:style-name="gr49" draw:text-style-name="P2" draw:layer="layout" svg:width="3.74cm" svg:height="1.706cm" svg:x="2.081cm" svg:y="0cm">
          <text:list text:style-name="L1">
            <text:list-header>
              <text:p text:style-name="P3"><text:span text:style-name="T1">Authenticator</text:span></text:p>
              <text:p text:style-name="P3"><text:span text:style-name="T2">(AAID, attestation key pair:</text:span><text:span text:style-name="T2"><text:line-break/></text:span><text:span text:style-name="T2">att.priv, Cert[att.pub], user's</text:span><text:span text:style-name="T2"><text:line-break/></text:span><text:span text:style-name="T2">private keys: </text:span><text:span text:style-name="T12">Uauth.priv</text:span><text:span text:style-name="T2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4cm" svg:height="0.004cm" svg:x="11.664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11.664cm" svg:y="0.9cm">
          <text:p/>
          <draw:enhanced-geometry svg:viewBox="0 0 1 1" draw:type="non-primitive" draw:enhanced-path="M 0 0 L 0 0 N"/>
        </draw:custom-shape>
        <draw:custom-shape draw:style-name="gr49" draw:text-style-name="P2" draw:layer="layout" svg:width="2.644cm" svg:height="0.764cm" svg:x="9.856cm" svg:y="0cm">
          <text:list text:style-name="L1">
            <text:list-header>
              <text:p text:style-name="P3"><text:span text:style-name="T1">FIDO Cli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4cm" svg:height="0.004cm" svg:x="16.466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16.466cm" svg:y="0.9cm">
          <text:p/>
          <draw:enhanced-geometry svg:viewBox="0 0 1 1" draw:type="non-primitive" draw:enhanced-path="M 0 0 L 0 0 N"/>
        </draw:custom-shape>
        <draw:custom-shape draw:style-name="gr50" draw:layer="layout" svg:width="2.542cm" svg:height="0.764cm" svg:x="13.992cm" svg:y="0cm">
          <text:list text:style-name="L1">
            <text:list-header>
              <text:p><text:span text:style-name="T1">User Ag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5cm" svg:height="0.004cm" svg:x="23.164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5cm" svg:height="0.004cm" svg:x="23.164cm" svg:y="0.9cm">
          <text:p/>
          <draw:enhanced-geometry svg:viewBox="0 0 1 1" draw:type="non-primitive" draw:enhanced-path="M 0 0 L 0 0 N"/>
        </draw:custom-shape>
        <draw:custom-shape draw:style-name="gr49" draw:text-style-name="P2" draw:layer="layout" svg:width="3.109cm" svg:height="1.275cm" svg:x="20.302cm" svg:y="-0.022cm">
          <text:list text:style-name="L1">
            <text:list-header>
              <text:p text:style-name="P3"><text:span text:style-name="T1">RP Web App</text:span><text:span text:style-name="T1"><text:line-break/></text:span><text:span text:style-name="T1">&amp; Web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5cm" svg:height="0.004cm" svg:x="28.663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5cm" svg:height="0.004cm" svg:x="28.663cm" svg:y="0.9cm">
          <text:p/>
          <draw:enhanced-geometry svg:viewBox="0 0 1 1" draw:type="non-primitive" draw:enhanced-path="M 0 0 L 0 0 N"/>
        </draw:custom-shape>
        <draw:custom-shape draw:style-name="gr49" draw:text-style-name="P2" draw:layer="layout" svg:width="2.817cm" svg:height="0.764cm" svg:x="24.007cm" svg:y="0cm">
          <text:list text:style-name="L1">
            <text:list-header>
              <text:p text:style-name="P3"><text:span text:style-name="T1">FIDO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004cm" svg:height="0.004cm" svg:x="0.666cm" svg:y="0.9cm">
          <text:p/>
          <draw:enhanced-geometry svg:viewBox="0 0 1 1" draw:type="non-primitive" draw:enhanced-path="M 0 0 L 0 0 N"/>
        </draw:custom-shape>
        <draw:custom-shape draw:style-name="gr9" draw:text-style-name="P2" draw:layer="layout" svg:width="0.004cm" svg:height="0.004cm" svg:x="0.666cm" svg:y="0.9cm">
          <text:p/>
          <draw:enhanced-geometry svg:viewBox="0 0 1 1" draw:type="non-primitive" draw:enhanced-path="M 0 0 L 0 0 N"/>
        </draw:custom-shape>
        <draw:custom-shape draw:style-name="gr51" draw:text-style-name="P2" draw:layer="layout" svg:width="1.221cm" svg:height="0.763cm" svg:x="0.053cm" svg:y="0cm">
          <text:list text:style-name="L1">
            <text:list-header>
              <text:p text:style-name="P5"><text:span text:style-name="T3">Us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0.717cm" svg:y1="3.294cm" svg:x2="15.295cm" svg:y2="3.298cm">
          <text:p/>
        </draw:line>
        <draw:custom-shape draw:style-name="gr52" draw:layer="layout" svg:width="6.85cm" svg:height="0.427cm" svg:x="0.914cm" svg:y="2.844cm">
          <text:list text:style-name="L1">
            <text:list-header>
              <text:p><text:span text:style-name="T4">1a. </text:span><text:span text:style-name="T5">User</text:span><text:span text:style-name="T4"> clicks on or enters URL: https//webap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5.291cm" svg:y1="3.55cm" svg:x2="21.897cm" svg:y2="3.554cm">
          <text:p/>
        </draw:line>
        <draw:custom-shape draw:style-name="gr53" draw:text-style-name="P2" draw:layer="layout" svg:width="4.307cm" svg:height="0.427cm" svg:x="16.398cm" svg:y="3.047cm">
          <text:list text:style-name="L1">
            <text:list-header>
              <text:p text:style-name="P3"><text:span text:style-name="T4">1b. HTTP GET https://webap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21.9cm" svg:y1="5.687cm" svg:x2="15.33cm" svg:y2="5.691cm">
          <text:p/>
        </draw:line>
        <draw:custom-shape draw:style-name="gr53" draw:text-style-name="P11" draw:layer="layout" svg:width="4.975cm" svg:height="0.781cm" svg:x="15.9cm" svg:y="4.874cm">
          <text:list text:style-name="L1">
            <text:list-header>
              <text:p text:style-name="P5"><text:span text:style-name="T4">5. HTTP OK + UAF Authn Request</text:span><text:span text:style-name="T4"><text:line-break/></text:span><text:span text:style-name="T4">(incl. AppID, challenge, policy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15.295cm" svg:y1="5.89cm" svg:x2="11.23cm" svg:y2="5.894cm">
          <text:p/>
        </draw:line>
        <draw:line draw:style-name="gr14" draw:text-style-name="P1" draw:layer="layout" svg:x1="21.892cm" svg:y1="20.06cm" svg:x2="15.291cm" svg:y2="20.064cm">
          <text:p/>
        </draw:line>
        <draw:custom-shape draw:style-name="gr18" draw:text-style-name="P2" draw:layer="layout" svg:width="0.635cm" svg:height="1.187cm" svg:x="11.303cm" svg:y="8.107cm">
          <text:p/>
          <draw:enhanced-geometry svg:viewBox="0 0 636 1187" draw:type="non-primitive" draw:enhanced-path="M 0 0 L 635 0 635 1186 0 1186 N"/>
        </draw:custom-shape>
        <draw:line draw:style-name="gr14" draw:text-style-name="P1" draw:layer="layout" svg:x1="11.259cm" svg:y1="10.14cm" svg:x2="7.127cm" svg:y2="10.144cm">
          <text:p/>
        </draw:line>
        <draw:custom-shape draw:style-name="gr53" draw:text-style-name="P11" draw:layer="layout" svg:width="3.532cm" svg:height="0.781cm" svg:x="7.518cm" svg:y="9.345cm">
          <text:list text:style-name="L1">
            <text:list-header>
              <text:p text:style-name="P5"><text:span text:style-name="T4">9. Trigger Authentication</text:span><text:span text:style-name="T4"><text:line-break/></text:span><text:span text:style-name="T4">+ AppID + challeng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3.627cm" svg:y1="16.25cm" svg:x2="7.164cm" svg:y2="16.254cm">
          <text:p/>
        </draw:line>
        <draw:custom-shape draw:style-name="gr53" draw:text-style-name="P12" draw:layer="layout" svg:width="2.998cm" svg:height="0.427cm" svg:x="3.758cm" svg:y="15.746cm">
          <text:list text:style-name="L1">
            <text:list-item>
              <text:p text:style-name="P3"><text:span text:style-name="T4">14a. return SignData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1.23cm" svg:y1="17.49cm" svg:x2="15.318cm" svg:y2="17.495cm">
          <text:p/>
        </draw:line>
        <draw:custom-shape draw:style-name="gr53" draw:text-style-name="P13" draw:layer="layout" svg:width="2.541cm" svg:height="1.135cm" svg:x="11.609cm" svg:y="16.355cm">
          <text:list text:style-name="L1">
            <text:list-header>
              <text:p text:style-name="P5"><text:span text:style-name="T4">15. </text:span><text:span text:style-name="T13">return UAF </text:span><text:span text:style-name="T13"><text:line-break/></text:span><text:span text:style-name="T13">Authn response</text:span><text:span text:style-name="T13"><text:line-break/></text:span><text:span text:style-name="T13">(contains SignDat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5.29cm" svg:y1="17.774cm" svg:x2="21.9cm" svg:y2="17.778cm">
          <text:p/>
        </draw:line>
        <draw:custom-shape draw:style-name="gr53" draw:text-style-name="P2" draw:layer="layout" svg:width="4.561cm" svg:height="0.781cm" svg:x="15.799cm" svg:y="16.965cm">
          <text:list text:style-name="L1">
            <text:list-header>
              <text:p text:style-name="P5"><text:span text:style-name="T4">16. return UAF Authn response </text:span><text:span text:style-name="T4"><text:line-break/></text:span><text:span text:style-name="T4">(contains SignDat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21.906cm" svg:y1="18.79cm" svg:x2="25.482cm" svg:y2="18.794cm">
          <text:p/>
        </draw:line>
        <draw:custom-shape draw:style-name="gr54" draw:text-style-name="P2" draw:layer="layout" svg:width="2.853cm" svg:height="0.763cm" svg:x="22.199cm" svg:y="17.624cm">
          <text:list text:style-name="L1">
            <text:list-header>
              <text:p text:style-name="P5"><text:span text:style-name="T4">17. send UAF Authn </text:span><text:span text:style-name="T4"><text:line-break/></text:span><text:span text:style-name="T4">response (contains </text:span><text:span text:style-name="T4"><text:line-break/></text:span><text:span text:style-name="T4">SignDat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1.654cm" svg:x="28.663cm" svg:y="21.59cm">
          <text:p/>
          <draw:enhanced-geometry svg:viewBox="0 0 636 1652" draw:type="non-primitive" draw:enhanced-path="M 0 0 L 635 0 635 1651 0 1651 N"/>
        </draw:custom-shape>
        <draw:line draw:style-name="gr14" draw:text-style-name="P1" draw:layer="layout" svg:x1="25.53cm" svg:y1="19.806cm" svg:x2="21.949cm" svg:y2="19.81cm">
          <text:p/>
        </draw:line>
        <draw:custom-shape draw:style-name="gr54" draw:text-style-name="P2" draw:layer="layout" svg:width="3.907cm" svg:height="0.405cm" svg:x="22.024cm" svg:y="19.352cm">
          <text:list text:style-name="L1">
            <text:list-header>
              <text:p text:style-name="P5"><text:span text:style-name="T4">19. return verification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4cm" svg:height="0.004cm" svg:x="8.564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8.564cm" svg:y="0.9cm">
          <text:p/>
          <draw:enhanced-geometry svg:viewBox="0 0 1 1" draw:type="non-primitive" draw:enhanced-path="M 0 0 L 0 0 N"/>
        </draw:custom-shape>
        <draw:custom-shape draw:style-name="gr49" draw:text-style-name="P2" draw:layer="layout" svg:width="1.242cm" svg:height="0.764cm" svg:x="6.451cm" svg:y="0cm">
          <text:list text:style-name="L1">
            <text:list-header>
              <text:p text:style-name="P3"><text:span text:style-name="T1">AS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0.786cm" svg:x="7.168cm" svg:y="10.54cm">
          <text:p/>
          <draw:enhanced-geometry svg:viewBox="0 0 636 1144" draw:type="non-primitive" draw:enhanced-path="M 0 0 L 635 0 635 1143 0 1143 N"/>
        </draw:custom-shape>
        <draw:custom-shape draw:style-name="gr54" draw:text-style-name="P2" draw:layer="layout" svg:width="3.136cm" svg:height="0.763cm" svg:x="7.972cm" svg:y="10.463cm">
          <text:list text:style-name="L1">
            <text:list-header>
              <text:p text:style-name="P5"><text:span text:style-name="T4">10. Look up API Key</text:span><text:span text:style-name="T4"><text:line-break/></text:span><text:span text:style-name="T4">for this FIDO Cli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7.192cm" svg:y1="11.898cm" svg:x2="3.637cm" svg:y2="11.902cm">
          <text:p/>
        </draw:line>
        <draw:custom-shape draw:style-name="gr53" draw:text-style-name="P11" draw:layer="layout" svg:width="2.143cm" svg:height="1.489cm" svg:x="4.165cm" svg:y="10.212cm">
          <text:list text:style-name="L1">
            <text:list-header>
              <text:p text:style-name="P5"><text:span text:style-name="T4">11. Trigger </text:span><text:span text:style-name="T4"><text:line-break/></text:span><text:span text:style-name="T4">Authentication</text:span><text:span text:style-name="T4"><text:line-break/></text:span><text:span text:style-name="T4">(incl. API Key, </text:span><text:span text:style-name="T4"><text:line-break/></text:span><text:span text:style-name="T4">challeng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1.15cm" svg:x="3.707cm" svg:y="13.555cm">
          <text:p/>
          <draw:enhanced-geometry svg:viewBox="0 0 636 600" draw:type="non-primitive" draw:enhanced-path="M 0 0 L 635 0 635 599 0 599 N"/>
        </draw:custom-shape>
        <draw:custom-shape draw:style-name="gr53" draw:text-style-name="P2" draw:layer="layout" svg:width="8.933cm" svg:height="1.489cm" svg:x="4.545cm" svg:y="13.435cm">
          <text:list text:style-name="L1">
            <text:list-header>
              <text:p text:style-name="P3"><text:span text:style-name="T4">13. </text:span><text:span text:style-name="T7">User Verified.</text:span><text:span text:style-name="T7"><text:line-break/></text:span><text:span text:style-name="T4">Unlock Uauth.priv (specific to AppID </text:span><text:span text:style-name="T4"><text:line-break/></text:span><text:span text:style-name="T4">and Username), generate both a nonce and the <text:s/></text:span><text:span text:style-name="T4"><text:line-break/></text:span><text:span text:style-name="T7">SignData</text:span><text:span text:style-name="T14"> object</text:span><text:span text:style-name="T4">: [nonce, challenge, etc.] signed by Uauth.priv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7.164cm" svg:y1="16.503cm" svg:x2="11.177cm" svg:y2="16.508cm">
          <text:p/>
        </draw:line>
        <draw:custom-shape draw:style-name="gr53" draw:text-style-name="P11" draw:layer="layout" svg:width="2.998cm" svg:height="0.427cm" svg:x="7.52cm" svg:y="16.049cm">
          <text:list text:style-name="L1">
            <text:list-header>
              <text:p text:style-name="P5"><text:span text:style-name="T4">14b. return Sign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1.277cm" svg:y1="6.824cm" svg:x2="21.949cm" svg:y2="6.829cm">
          <text:p/>
        </draw:line>
        <draw:custom-shape draw:style-name="gr54" draw:text-style-name="P2" draw:layer="layout" svg:width="7.342cm" svg:height="0.406cm" svg:x="11.908cm" svg:y="6.348cm">
          <text:list text:style-name="L1">
            <text:list-header>
              <text:p text:style-name="P5"><text:span text:style-name="T4">7a. Fetch list of FacetIDs identified by AppID (UR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4cm" svg:height="0.004cm" svg:x="20.466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20.466cm" svg:y="0.9cm">
          <text:p/>
          <draw:enhanced-geometry svg:viewBox="0 0 1 1" draw:type="non-primitive" draw:enhanced-path="M 0 0 L 0 0 N"/>
        </draw:custom-shape>
        <draw:line draw:style-name="gr14" draw:text-style-name="P1" draw:layer="layout" svg:x1="21.949cm" svg:y1="7.621cm" svg:x2="11.26cm" svg:y2="7.626cm">
          <text:p/>
        </draw:line>
        <draw:custom-shape draw:style-name="gr54" draw:text-style-name="P2" draw:layer="layout" svg:width="3.263cm" svg:height="0.406cm" svg:x="11.918cm" svg:y="7.11cm">
          <text:list text:style-name="L1">
            <text:list-header>
              <text:p text:style-name="P5"><text:span text:style-name="T4">7b. return FacetID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0.357cm" svg:x="25.527cm" svg:y="18.79cm">
          <text:p/>
          <draw:enhanced-geometry svg:viewBox="0 0 636 357" draw:type="non-primitive" draw:enhanced-path="M 0 0 L 635 0 635 356 0 356 N"/>
        </draw:custom-shape>
        <draw:line draw:style-name="gr55" draw:text-style-name="P14" draw:layer="layout" svg:x1="21.949cm" svg:y1="3.757cm" svg:x2="25.477cm" svg:y2="3.757cm">
          <text:p/>
        </draw:line>
        <draw:frame draw:style-name="gr56" draw:text-style-name="P15" draw:layer="layout" svg:width="2.732cm" svg:height="0.781cm" svg:x="22.363cm" svg:y="2.944cm">
          <draw:text-box>
            <text:p><text:span text:style-name="T15">2. generate UAF </text:span><text:span text:style-name="T15"><text:line-break/></text:span><text:span text:style-name="T15">Authn request</text:span></text:p>
          </draw:text-box>
        </draw:frame>
        <draw:line draw:style-name="gr57" draw:text-style-name="P14" draw:layer="layout" svg:x1="25.456cm" svg:y1="5.535cm" svg:x2="21.949cm" svg:y2="5.535cm">
          <text:p/>
        </draw:line>
        <draw:custom-shape draw:style-name="gr58" draw:text-style-name="P13" draw:layer="layout" svg:width="1.889cm" svg:height="1.489cm" svg:x="22.473cm" svg:y="4.011cm">
          <text:p text:style-name="P5"><text:span text:style-name="T13">4. return UAF </text:span><text:span text:style-name="T13"><text:line-break/></text:span><text:span text:style-name="T13">Authn request</text:span><text:span text:style-name="T13"><text:line-break/></text:span><text:span text:style-name="T13">(incl. policy, </text:span><text:span text:style-name="T13"><text:line-break/></text:span><text:span text:style-name="T13">challenge)</text:span></text:p>
          <draw:enhanced-geometry svg:viewBox="0 0 21600 21600" draw:type="mso-spt202" draw:enhanced-path="M 0 0 L 21600 0 21600 21600 0 21600 0 0 Z N"/>
        </draw:custom-shape>
        <draw:custom-shape draw:style-name="gr59" draw:text-style-name="P11" draw:layer="layout" svg:width="3.062cm" svg:height="1.135cm" svg:x="11.379cm" svg:y="4.705cm">
          <text:p text:style-name="P5"><text:span text:style-name="T13">6. UAF Auth request </text:span><text:span text:style-name="T13"><text:line-break/></text:span><text:span text:style-name="T13">(incl. AppID, challenge, </text:span><text:span text:style-name="T13"><text:line-break/></text:span><text:span text:style-name="T13">policy) + TLS binding</text:span></text:p>
          <draw:enhanced-geometry svg:viewBox="0 0 21600 21600" draw:type="mso-spt202" draw:enhanced-path="M 0 0 L 21600 0 21600 21600 0 21600 0 0 Z N"/>
        </draw:custom-shape>
        <draw:custom-shape draw:style-name="gr52" draw:layer="layout" svg:width="3.358cm" svg:height="0.781cm" svg:x="12.192cm" svg:y="8.157cm">
          <text:list text:style-name="L1">
            <text:list-header>
              <text:p><text:span text:style-name="T13">8. Select authenticator(s) </text:span><text:span text:style-name="T13"><text:line-break/></text:span><text:span text:style-name="T13">according to 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3.612cm" svg:y1="12.647cm" svg:x2="0.702cm" svg:y2="12.651cm">
          <text:p/>
        </draw:line>
        <draw:custom-shape draw:style-name="gr60" draw:text-style-name="P6" draw:layer="layout" svg:width="2.518cm" svg:height="0.763cm" svg:x="0.885cm" svg:y="11.834cm">
          <text:list text:style-name="L1">
            <text:list-header>
              <text:p text:style-name="P5"><text:span text:style-name="T4">12a. Trigger </text:span><text:span text:style-name="T5">Local </text:span><text:span text:style-name="T5"><text:line-break/></text:span><text:span text:style-name="T5">User Verif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0.715cm" svg:y1="13.551cm" svg:x2="3.608cm" svg:y2="13.555cm">
          <text:p/>
        </draw:line>
        <draw:custom-shape draw:style-name="gr18" draw:text-style-name="P2" draw:layer="layout" svg:width="0.534cm" svg:height="0.891cm" svg:x="0.131cm" svg:y="12.661cm">
          <text:p/>
          <draw:enhanced-geometry svg:viewBox="0 0 636 1144" draw:mirror-horizontal="true" draw:mirror-vertical="false" draw:type="non-primitive" draw:enhanced-path="M 0 0 L 635 0 635 1143 0 1143 N"/>
        </draw:custom-shape>
        <draw:custom-shape draw:style-name="gr61" draw:text-style-name="P4" draw:layer="layout" svg:width="2.972cm" svg:height="2.021cm" svg:x="0.406cm" svg:y="14.274cm">
          <text:list text:style-name="L1">
            <text:list-header>
              <text:p text:style-name="P3"><text:span text:style-name="T8">12b. </text:span><text:span text:style-name="T9">User</text:span><text:span text:style-name="T8"> interacts</text:span><text:span text:style-name="T8"><text:line-break/></text:span><text:span text:style-name="T8">with Authenticator:</text:span><text:span text:style-name="T8"><text:line-break/></text:span><text:span text:style-name="T8">swipes finger, or</text:span><text:span text:style-name="T8"><text:line-break/></text:span><text:span text:style-name="T8">speaks, or</text:span></text:p>
              <text:p text:style-name="P3"><text:span text:style-name="T8">enters PIN, etc.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9561.25126135217 -7157.270029673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" draw:layer="layout" svg:width="0.635cm" svg:height="1.778cm" svg:x="25.482cm" svg:y="3.757cm">
          <text:p/>
          <draw:enhanced-geometry svg:viewBox="0 0 636 1187" draw:type="non-primitive" draw:enhanced-path="M 0 0 L 635 0 635 1186 0 1186 N"/>
        </draw:custom-shape>
        <draw:custom-shape draw:style-name="gr62" draw:text-style-name="P6" draw:layer="layout" svg:width="1.902cm" svg:height="1.489cm" svg:x="25.908cm" svg:y="5.582cm">
          <text:list text:style-name="L1">
            <text:list-header>
              <text:p text:style-name="P5"><text:span text:style-name="T4">3. Generate</text:span><text:span text:style-name="T4"><text:line-break/></text:span><text:span text:style-name="T4">challenge &amp; </text:span><text:span text:style-name="T4"><text:line-break/></text:span><text:span text:style-name="T4">authenticator</text:span><text:span text:style-name="T4"><text:line-break/></text:span><text:span text:style-name="T4">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" draw:layer="layout" svg:width="4.671cm" svg:height="0.781cm" svg:x="15.665cm" svg:y="19.281cm">
          <text:list text:style-name="L1">
            <text:list-header>
              <text:p text:style-name="P5"><text:span text:style-name="T13">20. send content for </text:span><text:span text:style-name="T16">logged-in</text:span><text:span text:style-name="T13"> </text:span><text:span text:style-name="T16">user</text:span><text:span text:style-name="T13"> </text:span><text:span text:style-name="T13"><text:line-break/></text:span><text:span text:style-name="T13">+ session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6" draw:layer="layout" svg:width="1.885cm" svg:height="2.197cm" svg:x="25.755cm" svg:y="16.497cm">
          <text:list text:style-name="L1">
            <text:list-header>
              <text:p text:style-name="P5"><text:span text:style-name="T4">18. </text:span><text:span text:style-name="T5">Verify </text:span><text:span text:style-name="T5"><text:line-break/></text:span><text:span text:style-name="T5">SignData</text:span><text:span text:style-name="T4"><text:line-break/></text:span><text:span text:style-name="T4">contents and</text:span><text:span text:style-name="T4"><text:line-break/></text:span><text:span text:style-name="T4">signature </text:span><text:span text:style-name="T4"><text:line-break/></text:span><text:span text:style-name="T4">(using </text:span><text:span text:style-name="T4"><text:line-break/></text:span><text:span text:style-name="T5">Uauth.pub</text:span><text:span text:style-name="T4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6" draw:layer="layout" svg:width="6.935cm" svg:height="0.938cm" svg:x="4.183cm" svg:y="19.812cm">
          <text:list text:style-name="L1">
            <text:list-header>
              <text:p text:style-name="P5"><text:span text:style-name="T17">AUTHENTIC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8" draw:layer="layout" svg:width="13.97cm" svg:height="10.478cm" svg:x="3.81cm" svg:y="2.121cm" draw:page-number="2" presentation:class="page"/>
          <draw:frame presentation:style-name="pr1" draw:layer="layout" svg:width="17.273cm" svg:height="12.573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" draw:text-style-name="P1" draw:layer="layout" svg:x1="3.556cm" svg:y1="1.706cm" svg:x2="3.559cm" svg:y2="19.202cm">
          <text:p/>
        </draw:line>
        <draw:line draw:style-name="gr1" draw:text-style-name="P1" draw:layer="layout" svg:x1="11.174cm" svg:y1="0.763cm" svg:x2="11.174cm" svg:y2="19.304cm">
          <text:p/>
        </draw:line>
        <draw:line draw:style-name="gr1" draw:text-style-name="P1" draw:layer="layout" svg:x1="15.24cm" svg:y1="0.781cm" svg:x2="15.244cm" svg:y2="20.726cm">
          <text:p/>
        </draw:line>
        <draw:line draw:style-name="gr1" draw:text-style-name="P1" draw:layer="layout" svg:x1="21.898cm" svg:y1="1.217cm" svg:x2="21.849cm" svg:y2="20.726cm">
          <text:p/>
        </draw:line>
        <draw:line draw:style-name="gr1" draw:text-style-name="P1" draw:layer="layout" svg:x1="25.426cm" svg:y1="0.781cm" svg:x2="25.431cm" svg:y2="20.774cm">
          <text:p/>
        </draw:line>
        <draw:line draw:style-name="gr1" draw:text-style-name="P1" draw:layer="layout" svg:x1="0.666cm" svg:y1="0.763cm" svg:x2="0.666cm" svg:y2="19.304cm">
          <text:p/>
        </draw:line>
        <draw:line draw:style-name="gr1" draw:text-style-name="P1" draw:layer="layout" svg:x1="7.113cm" svg:y1="0.767cm" svg:x2="7.117cm" svg:y2="19.151cm">
          <text:p/>
        </draw:line>
        <draw:custom-shape draw:style-name="gr2" draw:text-style-name="P2" draw:layer="layout" svg:width="0.004cm" svg:height="0.004cm" svg:x="4.163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4.163cm" svg:y="0.9cm">
          <text:p/>
          <draw:enhanced-geometry svg:viewBox="0 0 1 1" draw:type="non-primitive" draw:enhanced-path="M 0 0 L 0 0 N"/>
        </draw:custom-shape>
        <draw:custom-shape draw:style-name="gr49" draw:text-style-name="P4" draw:layer="layout" svg:width="3.74cm" svg:height="1.706cm" svg:x="2.081cm" svg:y="0cm">
          <text:list text:style-name="L1">
            <text:list-header>
              <text:p text:style-name="P3"><text:span text:style-name="T1">Authenticator</text:span></text:p>
              <text:p text:style-name="P3"><text:span text:style-name="T2">(AAID, attestation key pair:</text:span><text:span text:style-name="T2"><text:line-break/></text:span><text:span text:style-name="T2">att.priv, Cert[att.pub], user's</text:span><text:span text:style-name="T2"><text:line-break/></text:span><text:span text:style-name="T2">private keys: </text:span><text:span text:style-name="T12">Uauth.priv</text:span><text:span text:style-name="T2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4cm" svg:height="0.004cm" svg:x="11.664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11.664cm" svg:y="0.9cm">
          <text:p/>
          <draw:enhanced-geometry svg:viewBox="0 0 1 1" draw:type="non-primitive" draw:enhanced-path="M 0 0 L 0 0 N"/>
        </draw:custom-shape>
        <draw:custom-shape draw:style-name="gr49" draw:text-style-name="P4" draw:layer="layout" svg:width="2.644cm" svg:height="0.764cm" svg:x="9.856cm" svg:y="0cm">
          <text:list text:style-name="L1">
            <text:list-header>
              <text:p text:style-name="P3"><text:span text:style-name="T1">FIDO Cli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4cm" svg:height="0.004cm" svg:x="16.466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16.466cm" svg:y="0.9cm">
          <text:p/>
          <draw:enhanced-geometry svg:viewBox="0 0 1 1" draw:type="non-primitive" draw:enhanced-path="M 0 0 L 0 0 N"/>
        </draw:custom-shape>
        <draw:custom-shape draw:style-name="gr50" draw:text-style-name="P17" draw:layer="layout" svg:width="2.542cm" svg:height="0.764cm" svg:x="13.992cm" svg:y="0cm">
          <text:list text:style-name="L1">
            <text:list-header>
              <text:p><text:span text:style-name="T1">User Ag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5cm" svg:height="0.004cm" svg:x="23.164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5cm" svg:height="0.004cm" svg:x="23.164cm" svg:y="0.9cm">
          <text:p/>
          <draw:enhanced-geometry svg:viewBox="0 0 1 1" draw:type="non-primitive" draw:enhanced-path="M 0 0 L 0 0 N"/>
        </draw:custom-shape>
        <draw:custom-shape draw:style-name="gr49" draw:text-style-name="P4" draw:layer="layout" svg:width="3.109cm" svg:height="1.275cm" svg:x="20.3cm" svg:y="0cm">
          <text:list text:style-name="L1">
            <text:list-header>
              <text:p text:style-name="P3"><text:span text:style-name="T1">RP Web App</text:span><text:span text:style-name="T1"><text:line-break/></text:span><text:span text:style-name="T1">&amp; Web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5cm" svg:height="0.004cm" svg:x="28.663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5cm" svg:height="0.004cm" svg:x="28.663cm" svg:y="0.9cm">
          <text:p/>
          <draw:enhanced-geometry svg:viewBox="0 0 1 1" draw:type="non-primitive" draw:enhanced-path="M 0 0 L 0 0 N"/>
        </draw:custom-shape>
        <draw:custom-shape draw:style-name="gr49" draw:text-style-name="P4" draw:layer="layout" svg:width="2.817cm" svg:height="0.764cm" svg:x="24.007cm" svg:y="0cm">
          <text:list text:style-name="L1">
            <text:list-header>
              <text:p text:style-name="P3"><text:span text:style-name="T1">FIDO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004cm" svg:height="0.004cm" svg:x="0.666cm" svg:y="0.9cm">
          <text:p/>
          <draw:enhanced-geometry svg:viewBox="0 0 1 1" draw:type="non-primitive" draw:enhanced-path="M 0 0 L 0 0 N"/>
        </draw:custom-shape>
        <draw:custom-shape draw:style-name="gr9" draw:text-style-name="P2" draw:layer="layout" svg:width="0.004cm" svg:height="0.004cm" svg:x="0.666cm" svg:y="0.9cm">
          <text:p/>
          <draw:enhanced-geometry svg:viewBox="0 0 1 1" draw:type="non-primitive" draw:enhanced-path="M 0 0 L 0 0 N"/>
        </draw:custom-shape>
        <draw:custom-shape draw:style-name="gr51" draw:text-style-name="P6" draw:layer="layout" svg:width="1.221cm" svg:height="0.763cm" svg:x="0.053cm" svg:y="0cm">
          <text:list text:style-name="L1">
            <text:list-header>
              <text:p text:style-name="P5"><text:span text:style-name="T3">Us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0.717cm" svg:y1="2.494cm" svg:x2="15.295cm" svg:y2="2.498cm">
          <text:p/>
        </draw:line>
        <draw:custom-shape draw:style-name="gr52" draw:text-style-name="P17" draw:layer="layout" svg:width="11.579cm" svg:height="0.427cm" svg:x="0.914cm" svg:y="2.044cm">
          <text:list text:style-name="L1">
            <text:list-header>
              <text:p><text:span text:style-name="T4">1a. </text:span><text:span text:style-name="T5">User</text:span><text:span text:style-name="T4"> is interacting with a web application, clicks on “purchase”: https//webap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5.291cm" svg:y1="2.75cm" svg:x2="21.897cm" svg:y2="2.754cm">
          <text:p/>
        </draw:line>
        <draw:custom-shape draw:style-name="gr53" draw:text-style-name="P4" draw:layer="layout" svg:width="5.89cm" svg:height="0.427cm" svg:x="15.636cm" svg:y="2.247cm">
          <text:list text:style-name="L1">
            <text:list-header>
              <text:p text:style-name="P3"><text:span text:style-name="T4">1b. HTTP GET https://webapp/?purcha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21.9cm" svg:y1="4.887cm" svg:x2="15.33cm" svg:y2="4.891cm">
          <text:p/>
        </draw:line>
        <draw:custom-shape draw:style-name="gr53" draw:text-style-name="P6" draw:layer="layout" svg:width="5.699cm" svg:height="0.781cm" svg:x="15.9cm" svg:y="4.074cm">
          <text:list text:style-name="L1">
            <text:list-header>
              <text:p text:style-name="P5"><text:span text:style-name="T4">5. HTTP OK + UAF Authn Request</text:span><text:span text:style-name="T4"><text:line-break/></text:span><text:span text:style-name="T4">(incl. AppID, challenge, policy, </text:span><text:span text:style-name="T5">TranTxt</text:span><text:span text:style-name="T4">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15.295cm" svg:y1="5.09cm" svg:x2="11.23cm" svg:y2="5.094cm">
          <text:p/>
        </draw:line>
        <draw:line draw:style-name="gr14" draw:text-style-name="P1" draw:layer="layout" svg:x1="21.892cm" svg:y1="20.06cm" svg:x2="15.291cm" svg:y2="20.064cm">
          <text:p/>
        </draw:line>
        <draw:custom-shape draw:style-name="gr18" draw:text-style-name="P2" draw:layer="layout" svg:width="0.635cm" svg:height="0.817cm" svg:x="11.303cm" svg:y="8.631cm">
          <text:p/>
          <draw:enhanced-geometry svg:viewBox="0 0 636 1187" draw:type="non-primitive" draw:enhanced-path="M 0 0 L 635 0 635 1186 0 1186 N"/>
        </draw:custom-shape>
        <draw:line draw:style-name="gr14" draw:text-style-name="P1" draw:layer="layout" svg:x1="11.259cm" svg:y1="10.44cm" svg:x2="7.127cm" svg:y2="10.444cm">
          <text:p/>
        </draw:line>
        <draw:custom-shape draw:style-name="gr53" draw:text-style-name="P6" draw:layer="layout" svg:width="4.48cm" svg:height="0.781cm" svg:x="7.518cm" svg:y="9.645cm">
          <text:list text:style-name="L1">
            <text:list-header>
              <text:p text:style-name="P5"><text:span text:style-name="T4">11. Authenticate req.</text:span><text:span text:style-name="T4"><text:line-break/></text:span><text:span text:style-name="T4">+ AppID + challenge + </text:span><text:span text:style-name="T5">TranTx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3.627cm" svg:y1="16.25cm" svg:x2="7.164cm" svg:y2="16.254cm">
          <text:p/>
        </draw:line>
        <draw:custom-shape draw:style-name="gr53" draw:text-style-name="P4" draw:layer="layout" svg:width="2.897cm" svg:height="0.427cm" svg:x="3.758cm" svg:y="15.746cm">
          <text:list text:style-name="L1">
            <text:list-item>
              <text:p text:style-name="P3"><text:span text:style-name="T4">16a. Sign cmd resp.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1.23cm" svg:y1="17.49cm" svg:x2="15.318cm" svg:y2="17.495cm">
          <text:p/>
        </draw:line>
        <draw:custom-shape draw:style-name="gr53" draw:text-style-name="P19" draw:layer="layout" svg:width="3.235cm" svg:height="1.135cm" svg:x="11.609cm" svg:y="16.355cm">
          <text:list text:style-name="L1">
            <text:list-header>
              <text:p text:style-name="P18"><text:span text:style-name="T18">17. </text:span><text:span text:style-name="T10">return UAF </text:span><text:span text:style-name="T10"><text:line-break/></text:span><text:span text:style-name="T10">Authenticate response</text:span><text:span text:style-name="T10"><text:line-break/></text:span><text:span text:style-name="T10">(contains SignDat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5.29cm" svg:y1="17.774cm" svg:x2="21.9cm" svg:y2="17.778cm">
          <text:p/>
        </draw:line>
        <draw:custom-shape draw:style-name="gr53" draw:text-style-name="P6" draw:layer="layout" svg:width="4.561cm" svg:height="0.781cm" svg:x="15.799cm" svg:y="16.965cm">
          <text:list text:style-name="L1">
            <text:list-header>
              <text:p text:style-name="P5"><text:span text:style-name="T4">18. return UAF Authn response </text:span><text:span text:style-name="T4"><text:line-break/></text:span><text:span text:style-name="T4">(contains SignDat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21.906cm" svg:y1="18.79cm" svg:x2="25.482cm" svg:y2="18.794cm">
          <text:p/>
        </draw:line>
        <draw:custom-shape draw:style-name="gr54" draw:text-style-name="P6" draw:layer="layout" svg:width="2.853cm" svg:height="0.763cm" svg:x="22.199cm" svg:y="17.624cm">
          <text:list text:style-name="L1">
            <text:list-header>
              <text:p text:style-name="P5"><text:span text:style-name="T4">19. send UAF Authn </text:span><text:span text:style-name="T4"><text:line-break/></text:span><text:span text:style-name="T4">response (contains </text:span><text:span text:style-name="T4"><text:line-break/></text:span><text:span text:style-name="T4">SignDat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1.654cm" svg:x="28.663cm" svg:y="21.59cm">
          <text:p/>
          <draw:enhanced-geometry svg:viewBox="0 0 636 1652" draw:type="non-primitive" draw:enhanced-path="M 0 0 L 635 0 635 1651 0 1651 N"/>
        </draw:custom-shape>
        <draw:custom-shape draw:style-name="gr53" draw:text-style-name="P6" draw:layer="layout" svg:width="1.885cm" svg:height="2.197cm" svg:x="25.852cm" svg:y="16.459cm">
          <text:list text:style-name="L1">
            <text:list-header>
              <text:p text:style-name="P5"><text:span text:style-name="T4">20. </text:span><text:span text:style-name="T5">Verify </text:span><text:span text:style-name="T5"><text:line-break/></text:span><text:span text:style-name="T5">SignData</text:span><text:span text:style-name="T4"><text:line-break/></text:span><text:span text:style-name="T4">contents and</text:span><text:span text:style-name="T4"><text:line-break/></text:span><text:span text:style-name="T4">signature </text:span><text:span text:style-name="T4"><text:line-break/></text:span><text:span text:style-name="T4">(using </text:span><text:span text:style-name="T4"><text:line-break/></text:span><text:span text:style-name="T5">Uauth.pub</text:span><text:span text:style-name="T4">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25.53cm" svg:y1="19.806cm" svg:x2="21.949cm" svg:y2="19.81cm">
          <text:p/>
        </draw:line>
        <draw:custom-shape draw:style-name="gr54" draw:text-style-name="P6" draw:layer="layout" svg:width="3.907cm" svg:height="0.405cm" svg:x="22.024cm" svg:y="19.352cm">
          <text:list text:style-name="L1">
            <text:list-header>
              <text:p text:style-name="P5"><text:span text:style-name="T4">21. return verification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4cm" svg:height="0.004cm" svg:x="8.564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8.564cm" svg:y="0.9cm">
          <text:p/>
          <draw:enhanced-geometry svg:viewBox="0 0 1 1" draw:type="non-primitive" draw:enhanced-path="M 0 0 L 0 0 N"/>
        </draw:custom-shape>
        <draw:custom-shape draw:style-name="gr49" draw:text-style-name="P4" draw:layer="layout" svg:width="1.242cm" svg:height="0.764cm" svg:x="6.451cm" svg:y="0cm">
          <text:list text:style-name="L1">
            <text:list-header>
              <text:p text:style-name="P3"><text:span text:style-name="T1">AS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0.786cm" svg:x="7.168cm" svg:y="10.84cm">
          <text:p/>
          <draw:enhanced-geometry svg:viewBox="0 0 636 1144" draw:type="non-primitive" draw:enhanced-path="M 0 0 L 635 0 635 1143 0 1143 N"/>
        </draw:custom-shape>
        <draw:custom-shape draw:style-name="gr54" draw:text-style-name="P6" draw:layer="layout" svg:width="3.136cm" svg:height="0.763cm" svg:x="7.972cm" svg:y="10.763cm">
          <text:list text:style-name="L1">
            <text:list-header>
              <text:p text:style-name="P5"><text:span text:style-name="T4">12. Look up KHAccessToken</text:span><text:span text:style-name="T4"><text:line-break/></text:span><text:span text:style-name="T4">for this FIDO Cli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7.192cm" svg:y1="12.198cm" svg:x2="3.637cm" svg:y2="12.202cm">
          <text:p/>
        </draw:line>
        <draw:custom-shape draw:style-name="gr53" draw:text-style-name="P6" draw:layer="layout" svg:width="3.354cm" svg:height="1.135cm" svg:x="3.865cm" svg:y="11.012cm">
          <text:list text:style-name="L1">
            <text:list-header>
              <text:p text:style-name="P5"><text:span text:style-name="T4">13. Sign cmd.</text:span><text:span text:style-name="T4"><text:line-break/></text:span><text:span text:style-name="T4">(incl. KHAccessToken, </text:span><text:span text:style-name="T4"><text:line-break/></text:span><text:span text:style-name="T4">challenge, </text:span><text:span text:style-name="T5">TranTxt</text:span><text:span text:style-name="T4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1.15cm" svg:x="3.707cm" svg:y="13.555cm">
          <text:p/>
          <draw:enhanced-geometry svg:viewBox="0 0 636 600" draw:type="non-primitive" draw:enhanced-path="M 0 0 L 635 0 635 599 0 599 N"/>
        </draw:custom-shape>
        <draw:custom-shape draw:style-name="gr53" draw:text-style-name="P4" draw:layer="layout" svg:width="7.282cm" svg:height="1.843cm" svg:x="4.545cm" svg:y="13.435cm">
          <text:list text:style-name="L1">
            <text:list-header>
              <text:p text:style-name="P3"><text:span text:style-name="T4">15. </text:span><text:span text:style-name="T7">User Verified.</text:span><text:span text:style-name="T7"><text:line-break/></text:span><text:span text:style-name="T4">Unlock Uauth.priv (specific to AppID </text:span><text:span text:style-name="T4"><text:line-break/></text:span><text:span text:style-name="T4">and Username), generate both a nonce and the <text:s/></text:span><text:span text:style-name="T4"><text:line-break/></text:span><text:span text:style-name="T7">SignData</text:span><text:span text:style-name="T14"> object</text:span><text:span text:style-name="T4">: [nonce, challenge, </text:span><text:span text:style-name="T5">TranTxt, </text:span><text:span text:style-name="T4">etc.] </text:span><text:span text:style-name="T4"><text:line-break/></text:span><text:span text:style-name="T4">signed by </text:span><text:span text:style-name="T5">Uauth.priv</text:span><text:span text:style-name="T4">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7.164cm" svg:y1="16.503cm" svg:x2="11.177cm" svg:y2="16.508cm">
          <text:p/>
        </draw:line>
        <draw:custom-shape draw:style-name="gr53" draw:text-style-name="P6" draw:layer="layout" svg:width="3.252cm" svg:height="0.427cm" svg:x="7.52cm" svg:y="16.049cm">
          <text:list text:style-name="L1">
            <text:list-header>
              <text:p text:style-name="P5"><text:span text:style-name="T4">16b Authenticate resp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1.277cm" svg:y1="5.824cm" svg:x2="21.949cm" svg:y2="5.829cm">
          <text:p/>
        </draw:line>
        <draw:custom-shape draw:style-name="gr54" draw:text-style-name="P6" draw:layer="layout" svg:width="7.342cm" svg:height="0.406cm" svg:x="11.908cm" svg:y="5.348cm">
          <text:list text:style-name="L1">
            <text:list-header>
              <text:p text:style-name="P5"><text:span text:style-name="T4">7a. Fetch list of FacetIDs identified by AppID (UR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004cm" svg:height="0.004cm" svg:x="20.466cm" svg:y="0.9cm">
          <text:p/>
          <draw:enhanced-geometry svg:viewBox="0 0 1 1" draw:type="non-primitive" draw:enhanced-path="M 0 0 L 0 0 N"/>
        </draw:custom-shape>
        <draw:custom-shape draw:style-name="gr2" draw:text-style-name="P2" draw:layer="layout" svg:width="0.004cm" svg:height="0.004cm" svg:x="20.466cm" svg:y="0.9cm">
          <text:p/>
          <draw:enhanced-geometry svg:viewBox="0 0 1 1" draw:type="non-primitive" draw:enhanced-path="M 0 0 L 0 0 N"/>
        </draw:custom-shape>
        <draw:line draw:style-name="gr14" draw:text-style-name="P1" draw:layer="layout" svg:x1="21.949cm" svg:y1="6.621cm" svg:x2="11.26cm" svg:y2="6.626cm">
          <text:p/>
        </draw:line>
        <draw:custom-shape draw:style-name="gr54" draw:text-style-name="P6" draw:layer="layout" svg:width="3.263cm" svg:height="0.406cm" svg:x="11.918cm" svg:y="6.11cm">
          <text:list text:style-name="L1">
            <text:list-header>
              <text:p text:style-name="P5"><text:span text:style-name="T4">7b. return FacetID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635cm" svg:height="0.357cm" svg:x="25.527cm" svg:y="18.79cm">
          <text:p/>
          <draw:enhanced-geometry svg:viewBox="0 0 636 357" draw:type="non-primitive" draw:enhanced-path="M 0 0 L 635 0 635 356 0 356 N"/>
        </draw:custom-shape>
        <draw:line draw:style-name="gr64" draw:text-style-name="P14" draw:layer="layout" svg:x1="21.949cm" svg:y1="2.957cm" svg:x2="25.477cm" svg:y2="2.957cm">
          <text:p/>
        </draw:line>
        <draw:frame draw:style-name="gr56" draw:text-style-name="P21" draw:layer="layout" svg:width="2.732cm" svg:height="0.781cm" svg:x="22.363cm" svg:y="2.144cm">
          <draw:text-box>
            <text:p text:style-name="P20"><text:span text:style-name="T19">2. generate UAF </text:span><text:span text:style-name="T19"><text:line-break/></text:span><text:span text:style-name="T19">Authn request</text:span></text:p>
          </draw:text-box>
        </draw:frame>
        <draw:line draw:style-name="gr65" draw:text-style-name="P14" draw:layer="layout" svg:x1="25.456cm" svg:y1="4.735cm" svg:x2="21.949cm" svg:y2="4.735cm">
          <text:p/>
        </draw:line>
        <draw:custom-shape draw:style-name="gr66" draw:text-style-name="P9" draw:layer="layout" svg:width="3.43cm" svg:height="1.489cm" svg:x="11.379cm" svg:y="3.568cm">
          <text:p text:style-name="P18"><text:span text:style-name="T10">6. UAF Auth request </text:span><text:span text:style-name="T10"><text:line-break/></text:span><text:span text:style-name="T10">(incl. AppID, challenge, </text:span><text:span text:style-name="T10"><text:line-break/></text:span><text:span text:style-name="T10">policy, </text:span><text:span text:style-name="T20">TranTxt</text:span><text:span text:style-name="T10">) </text:span><text:span text:style-name="T10"><text:line-break/></text:span><text:span text:style-name="T10">+ TLS binding</text:span></text:p>
          <draw:enhanced-geometry svg:viewBox="0 0 21600 21600" draw:type="mso-spt202" draw:enhanced-path="M 0 0 L 21600 0 21600 21600 0 21600 0 0 Z N"/>
        </draw:custom-shape>
        <draw:custom-shape draw:style-name="gr52" draw:text-style-name="P22" draw:layer="layout" svg:width="3.875cm" svg:height="0.781cm" svg:x="12.192cm" svg:y="8.657cm">
          <text:list text:style-name="L1">
            <text:list-header>
              <text:p text:style-name="P20"><text:span text:style-name="T10">10. Select authenticator(s) </text:span><text:span text:style-name="T10"><text:line-break/></text:span><text:span text:style-name="T10">according to 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3.612cm" svg:y1="12.947cm" svg:x2="0.702cm" svg:y2="12.951cm">
          <text:p/>
        </draw:line>
        <draw:custom-shape draw:style-name="gr67" draw:text-style-name="P6" draw:layer="layout" svg:width="2.518cm" svg:height="0.763cm" svg:x="0.885cm" svg:y="12.134cm">
          <text:list text:style-name="L1">
            <text:list-header>
              <text:p text:style-name="P5"><text:span text:style-name="T4">14a. Trigger </text:span><text:span text:style-name="T5"><text:line-break/></text:span><text:span text:style-name="T5">User Verif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0.715cm" svg:y1="13.551cm" svg:x2="3.608cm" svg:y2="13.555cm">
          <text:p/>
        </draw:line>
        <draw:custom-shape draw:style-name="gr18" draw:text-style-name="P2" draw:layer="layout" svg:width="0.534cm" svg:height="0.598cm" svg:x="0.131cm" svg:y="12.954cm">
          <text:p/>
          <draw:enhanced-geometry svg:viewBox="0 0 636 1144" draw:mirror-horizontal="true" draw:mirror-vertical="false" draw:type="non-primitive" draw:enhanced-path="M 0 0 L 635 0 635 1143 0 1143 N"/>
        </draw:custom-shape>
        <draw:custom-shape draw:style-name="gr68" draw:text-style-name="P4" draw:layer="layout" svg:width="2.974cm" svg:height="2.021cm" svg:x="0.406cm" svg:y="14.274cm">
          <text:list text:style-name="L1">
            <text:list-header>
              <text:p text:style-name="P3"><text:span text:style-name="T8">14b. </text:span><text:span text:style-name="T9">User</text:span><text:span text:style-name="T8"> interacts</text:span><text:span text:style-name="T8"><text:line-break/></text:span><text:span text:style-name="T8">with Authenticator:</text:span><text:span text:style-name="T8"><text:line-break/></text:span><text:span text:style-name="T8">swipes finger, or</text:span><text:span text:style-name="T8"><text:line-break/></text:span><text:span text:style-name="T8">speaks, or</text:span></text:p>
              <text:p text:style-name="P3"><text:span text:style-name="T8">enters PIN, etc.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9554.82352941176 -7157.270029673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" draw:layer="layout" svg:width="0.635cm" svg:height="1.778cm" svg:x="25.482cm" svg:y="2.957cm">
          <text:p/>
          <draw:enhanced-geometry svg:viewBox="0 0 636 1187" draw:type="non-primitive" draw:enhanced-path="M 0 0 L 635 0 635 1186 0 1186 N"/>
        </draw:custom-shape>
        <draw:custom-shape draw:style-name="gr69" draw:text-style-name="P6" draw:layer="layout" svg:width="1.902cm" svg:height="2.197cm" svg:x="25.909cm" svg:y="4.759cm">
          <text:list text:style-name="L1">
            <text:list-header>
              <text:p text:style-name="P5"><text:span text:style-name="T4">3. Generate</text:span><text:span text:style-name="T4"><text:line-break/></text:span><text:span text:style-name="T4">challenge,</text:span><text:span text:style-name="T4"><text:line-break/></text:span><text:span text:style-name="T4">authenticator</text:span><text:span text:style-name="T4"><text:line-break/></text:span><text:span text:style-name="T4">policy, </text:span><text:span text:style-name="T4"><text:line-break/></text:span><text:span text:style-name="T5">Transaction</text:span></text:p>
            </text:list-header>
            <text:list-item>
              <text:p text:style-name="P5"><text:span text:style-name="T5">Tex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9" draw:layer="layout" svg:width="4.992cm" svg:height="0.427cm" svg:x="15.665cm" svg:y="19.281cm">
          <text:list text:style-name="L1">
            <text:list-header>
              <text:p text:style-name="P18"><text:span text:style-name="T10">22. send content + session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11.19cm" svg:y1="6.96cm" svg:x2="7.058cm" svg:y2="6.964cm">
          <text:p/>
        </draw:line>
        <draw:custom-shape draw:style-name="gr71" draw:text-style-name="P6" draw:layer="layout" svg:width="3.369cm" svg:height="0.405cm" svg:x="7.418cm" svg:y="6.451cm">
          <text:list text:style-name="L1">
            <text:list-header>
              <text:p text:style-name="P7"><text:span text:style-name="T4">8a. GetInfo req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7.128cm" svg:y1="7.24cm" svg:x2="3.573cm" svg:y2="7.244cm">
          <text:p/>
        </draw:line>
        <draw:custom-shape draw:style-name="gr72" draw:text-style-name="P6" draw:layer="layout" svg:width="2.847cm" svg:height="0.479cm" draw:transform="skewX (0.023561944901919) rotate (0.0239110107523178) translate (4.012cm 6.699cm)">
          <text:list text:style-name="L1">
            <text:list-header>
              <text:p text:style-name="P7"><text:span text:style-name="T4">8a. GetInfo cm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3.57cm" svg:y1="7.993cm" svg:x2="7.107cm" svg:y2="7.997cm">
          <text:p/>
        </draw:line>
        <draw:custom-shape draw:style-name="gr73" draw:text-style-name="P6" draw:layer="layout" svg:width="2.847cm" svg:height="0.479cm" draw:transform="skewX (0.023561944901919) rotate (0.0239110107523178) translate (4.012cm 7.499cm)">
          <text:list text:style-name="L1">
            <text:list-header>
              <text:p text:style-name="P7"><text:span text:style-name="T4">9a. GetInfo resp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7.155cm" svg:y1="8.246cm" svg:x2="11.168cm" svg:y2="8.251cm">
          <text:p/>
        </draw:line>
        <draw:custom-shape draw:style-name="gr74" draw:text-style-name="P6" draw:layer="layout" svg:width="3.369cm" svg:height="0.405cm" svg:x="7.418cm" svg:y="7.751cm">
          <text:list text:style-name="L1">
            <text:list-header>
              <text:p text:style-name="P7"><text:span text:style-name="T4">9b. GetInfo resp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2" draw:layer="layout" svg:width="3.528cm" svg:height="1.135cm" svg:x="22.199cm" svg:y="3.491cm">
          <text:list text:style-name="L1">
            <text:list-header>
              <text:p text:style-name="P22"><text:span text:style-name="T10">4. return UAF Authn req.</text:span></text:p>
            </text:list-header>
            <text:list-item>
              <text:p text:style-name="P22"><text:span text:style-name="T10">(incl. policy, challenge, </text:span></text:p>
            </text:list-item>
            <text:list-item>
              <text:p text:style-name="P22"><text:span text:style-name="T10">TranTxt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8" draw:layer="layout" svg:width="13.97cm" svg:height="10.478cm" svg:x="3.81cm" svg:y="2.121cm" draw:page-number="3" presentation:class="page"/>
          <draw:frame presentation:style-name="pr1" draw:text-style-name="P10" draw:layer="layout" svg:width="17.273cm" svg:height="12.573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_20_2" draw:display-name="Dash 2" draw:style="rect" draw:dots2="1" draw:dots2-length="0.208cm" draw:distance="0.078cm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DO-Entity-Box" style:family="graphic" style:parent-style-name="standard">
      <style:graphic-properties draw:stroke="solid" svg:stroke-width="0.026cm" svg:stroke-color="#000000" svg:stroke-opacity="100%" draw:stroke-linejoin="round" draw:fill="solid" draw:fill-color="#ffffff" draw:textarea-horizontal-align="left" draw:textarea-vertical-align="top" draw:auto-grow-height="true" fo:padding-top="0.127cm" fo:padding-bottom="0.125cm" fo:padding-left="0.127cm" fo:padding-right="0.127cm" fo:wrap-option="no-wrap" draw:shadow-color="#808080"/>
      <style:paragraph-properties style:writing-mode="lr-tb" style:font-independent-line-spacing="true"/>
    </style:style>
    <style:style style:name="FIDO-Line-Caption" style:family="graphic" style:parent-style-name="standard">
      <style:graphic-properties draw:stroke="none" draw:stroke-dash="Dash_20_4" draw:fill="solid" draw:fill-color="#ffffff" draw:fill-gradient-name="Gradient_20_7" draw:fill-hatch-name="Hatch_20_1" draw:fill-image-name="Bitmape_20_1" draw:textarea-horizontal-align="left" draw:textarea-vertical-align="top" draw:auto-grow-height="true" draw:auto-grow-width="true" fo:padding-top="0.047cm" fo:padding-bottom="0.025cm" fo:padding-left="0.025cm" fo:padding-right="0.025cm" fo:wrap-option="no-wrap" draw:shadow-color="#808080"/>
      <style:paragraph-properties style:writing-mode="lr-tb" style:font-independent-line-spacing="tru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 PL UMing HK'" style:font-pitch-asian="variable" style:font-size-asian="28pt" style:font-style-asian="normal" style:font-weight-asian="normal" style:font-family-complex="'AR PL UMing H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 PL UMing HK'" style:font-pitch-asian="variable" style:font-size-asian="24pt" style:font-style-asian="normal" style:font-weight-asian="normal" style:font-family-complex="'AR PL UMing H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 PL UMing HK'" style:font-pitch-asian="variable" style:font-size-asian="44pt" style:font-style-asian="normal" style:font-weight-asian="normal" style:font-family-complex="'AR PL UMing H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language-asian="en" style:country-asian="US" style:font-family-complex="'DejaVu Sans'" style:font-pitch-complex="variable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7cm" svg:x="1.398cm" svg:y="0.837cm" presentation:class="title" presentation:placeholder="true">
        <draw:text-box/>
      </draw:frame>
      <draw:frame presentation:style-name="Default-outline1" draw:layer="backgroundobjects" svg:width="25.188cm" svg:height="13.851cm" svg:x="1.398cm" svg:y="4.911cm" presentation:class="outline" presentation:placeholder="true">
        <draw:text-box/>
      </draw:frame>
      <draw:frame presentation:style-name="Mpr1" draw:layer="backgroundobjects" svg:width="6.513cm" svg:height="1.438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8cm" svg:height="1.438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4cm" svg:height="1.438cm" svg:x="20.077cm" svg:y="19.129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61cm" svg:height="10.469cm" svg:x="3.809cm" svg:y="2.12cm" presentation:class="page"/>
        <draw:frame presentation:style-name="Default-notes" draw:layer="backgroundobjects" svg:width="17.264cm" svg:height="12.563cm" svg:x="2.161cm" svg:y="13.268cm" presentation:class="notes" presentation:placeholder="true">
          <draw:text-box/>
        </draw:frame>
        <draw:frame draw:style-name="Mgr5" draw:text-style-name="MP6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Hodges</meta:initial-creator>
    <meta:creation-date>2014-01-17T17:59:24</meta:creation-date>
    <dc:creator>Rolf Lindemann</dc:creator>
    <dc:date>2015-11-04T15:23:56.55</dc:date>
    <meta:editing-cycles>41</meta:editing-cycles>
    <meta:editing-duration>P2DT6H10M5S</meta:editing-duration>
    <meta:generator>OpenOffice/4.1.2$Win32 OpenOffice.org_project/412m3$Build-9782</meta:generator>
    <meta:document-statistic meta:object-count="297"/>
  </office:meta>
</office:document-meta>
</file>